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2.7646in"/>
    </style:style>
    <style:style style:name="co7" style:family="table-column">
      <style:table-column-properties fo:break-before="auto" style:column-width="0.8925in"/>
    </style:style>
    <style:style style:name="co8" style:family="table-column">
      <style:table-column-properties fo:break-before="auto" style:column-width="0.261in"/>
    </style:style>
    <style:style style:name="co9" style:family="table-column">
      <style:table-column-properties fo:break-before="auto" style:column-width="7.7283in"/>
    </style:style>
    <style:style style:name="co10" style:family="table-column">
      <style:table-column-properties fo:break-before="auto" style:column-width="0.2937in"/>
    </style:style>
    <style:style style:name="co11"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8445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2.1764in" fo:break-before="auto" style:use-optimal-row-height="true"/>
    </style:style>
    <style:style style:name="ro24" style:family="table-row">
      <style:table-row-properties style:row-height="0.7146in" fo:break-before="auto" style:use-optimal-row-height="false"/>
    </style:style>
    <style:style style:name="ro25" style:family="table-row">
      <style:table-row-properties style:row-height="4.0008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4453in" fo:break-before="auto" style:use-optimal-row-height="false"/>
    </style:style>
    <style:style style:name="ro35"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wrap-option="no-wrap" style:vertical-align="top"/>
      <style:text-properties style:font-name="Verdana"/>
    </style:style>
    <style:style style:name="ce4"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5" style:family="table-cell" style:parent-style-name="Default">
      <style:table-cell-properties fo:border-bottom="none" fo:wrap-option="no-wrap" fo:border-left="0.0138in solid #000000" fo:border-right="none" fo:border-top="none" style:vertical-align="top"/>
      <style:text-properties style:font-name="Verdana"/>
    </style:style>
    <style:style style:name="ce6"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7"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8" style:family="table-cell" style:parent-style-name="Default">
      <style:table-cell-properties fo:border-bottom="none" fo:border-left="0.0071in solid #000000" fo:border-right="none" fo:border-top="none"/>
    </style:style>
    <style:style style:name="ce9" style:family="table-cell" style:parent-style-name="Default">
      <style:table-cell-properties fo:wrap-option="wrap" fo:border="0.0138in solid #000000" style:vertical-align="top"/>
      <style:text-properties style:font-name="Verdana" fo:font-weight="bold"/>
    </style:style>
    <style:style style:name="ce10"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1"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2" style:family="table-cell" style:parent-style-name="Default">
      <style:table-cell-properties fo:border-bottom="0.0138in solid #000000" fo:border-left="0.0138in solid #000000" fo:border-right="none" fo:border-top="none"/>
    </style:style>
    <style:style style:name="ce13"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4"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5"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ackground-color="transparent" fo:wrap-option="wrap" fo:border="0.0138in solid #000000" style:vertical-align="top"/>
      <style:text-properties style:font-name="Verdana" fo:font-weight="bold"/>
    </style:style>
    <style:style style:name="ce17"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19"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0"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1"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2"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weight="bold"/>
    </style:style>
    <style:style style:name="ce23" style:family="table-cell" style:parent-style-name="Default">
      <style:table-cell-properties fo:border-bottom="none" fo:border-left="0.0071in solid #000000" fo:border-right="0.0071in solid #000000" fo:border-top="none"/>
    </style:style>
    <style:style style:name="ce24"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5" style:family="table-cell" style:parent-style-name="Default">
      <style:table-cell-properties fo:border-bottom="0.0008in solid #ffffff" fo:border-left="0.0071in solid #000000" fo:border-right="0.0071in solid #000000" fo:border-top="0.0008in solid #ffffff"/>
    </style:style>
    <style:style style:name="ce26" style:family="table-cell" style:parent-style-name="Default">
      <style:table-cell-properties fo:border="0.0008in solid #000000"/>
      <style:text-properties fo:color="#000080"/>
    </style:style>
    <style:style style:name="ce27"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8"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29"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0" style:family="table-cell" style:parent-style-name="Default">
      <style:table-cell-properties fo:wrap-option="wrap" fo:border="0.0008in solid #000000" style:vertical-align="top"/>
      <style:text-properties style:font-name="Verdana" fo:font-weight="normal"/>
    </style:style>
    <style:style style:name="ce31"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2"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3"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4"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5"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6"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7"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8" style:family="table-cell" style:parent-style-name="Default">
      <style:table-cell-properties fo:wrap-option="wrap" fo:border="0.0138in solid #000000" style:vertical-align="top"/>
      <style:text-properties style:font-name="Verdana" fo:font-weight="normal"/>
    </style:style>
    <style:style style:name="ce39"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0" style:family="table-cell" style:parent-style-name="Default">
      <style:table-cell-properties fo:wrap-option="wrap" fo:border="0.0071in solid #000000" style:vertical-align="top"/>
      <style:text-properties style:font-name="Verdana" fo:font-weight="bold"/>
    </style:style>
    <style:style style:name="ce41"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2"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size="11pt" fo:font-weight="bold"/>
    </style:style>
    <style:style style:name="ce44"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5"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7"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49"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0"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1"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1pt" fo:font-weight="bold"/>
    </style:style>
    <style:style style:name="ce52"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3"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order-bottom="none" fo:wrap-option="no-wrap" fo:border-left="0.0071in solid #000000" fo:border-right="0.0071in solid #000000" fo:border-top="0.0071in solid #000000" style:vertical-align="top"/>
      <style:text-properties style:font-name="Verdana"/>
    </style:style>
    <style:style style:name="ce67" style:family="table-cell" style:parent-style-name="Default">
      <style:table-cell-properties fo:border-bottom="none" fo:wrap-option="no-wrap" fo:border-left="0.0071in solid #000000" fo:border-right="0.0071in solid #000000" fo:border-top="none" style:vertical-align="top"/>
      <style:text-properties style:font-name="Verdana"/>
    </style:style>
    <style:style style:name="ce68" style:family="table-cell" style:parent-style-name="Default">
      <style:table-cell-properties fo:border-bottom="0.0071in solid #000000" fo:wrap-option="no-wrap" fo:border-left="0.0071in solid #000000" fo:border-right="0.0071in solid #000000" fo:border-top="none" style:vertical-align="top"/>
      <style:text-properties style:font-name="Verdana"/>
    </style:style>
    <style:style style:name="ce69"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0"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1"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2" style:family="table-cell" style:parent-style-name="Default">
      <style:table-cell-properties fo:wrap-option="wrap" fo:border="0.0138in solid #000000" style:vertical-align="top"/>
      <style:text-properties style:font-name="Verdana"/>
    </style:style>
    <style:style style:name="ce73" style:family="table-cell" style:parent-style-name="Default">
      <style:table-cell-properties fo:border-bottom="none" fo:border-left="0.0138in solid #000000" fo:border-right="0.0138in solid #000000" fo:border-top="none"/>
    </style:style>
    <style:style style:name="ce74"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75"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76"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77"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78"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79"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0"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1" style:family="table-cell" style:parent-style-name="Default">
      <style:table-cell-properties fo:wrap-option="wrap" fo:border="0.0008in solid #000000" style:vertical-align="top"/>
      <style:text-properties fo:color="#000080" style:font-name="Verdana" fo:font-weight="normal"/>
    </style:style>
    <style:style style:name="ce82"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3" style:family="table-cell" style:parent-style-name="Default">
      <style:table-cell-properties fo:border="0.0008in solid #000000"/>
    </style:style>
    <style:style style:name="ce84"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85"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86"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87"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88"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89"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0"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1"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2"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3"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94" style:family="table-cell" style:parent-style-name="Default">
      <style:table-cell-properties fo:border-bottom="0.0138in solid #000000" fo:border-left="0.0138in solid #000000" fo:border-right="none" fo:border-top="none" style:vertical-align="top"/>
      <style:text-properties style:font-name="Verdana"/>
    </style:style>
    <style:style style:name="ce95" style:family="table-cell" style:parent-style-name="Default">
      <style:table-cell-properties fo:background-color="#ccccff"/>
    </style:style>
    <style:style style:name="ce96" style:family="table-cell" style:parent-style-name="Default">
      <style:table-cell-properties fo:wrap-option="wrap" fo:border="0.0008in solid #000000"/>
      <style:text-properties style:font-name="Verdana"/>
    </style:style>
    <style:style style:name="ce97"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98" style:family="table-cell" style:parent-style-name="Default">
      <style:table-cell-properties fo:border="0.0071in solid #000000" style:vertical-align="top"/>
      <style:text-properties style:font-name="Verdana"/>
    </style:style>
    <style:style style:name="ce99" style:family="table-cell" style:parent-style-name="Default">
      <style:table-cell-properties fo:border-bottom="none" fo:border-left="none" fo:border-right="0.0138in solid #000000" fo:border-top="none" style:vertical-align="top"/>
      <style:text-properties style:font-name="Verdana"/>
    </style:style>
    <style:style style:name="ce100"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01"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02" style:family="table-cell" style:parent-style-name="Default">
      <style:table-cell-properties fo:border-bottom="none" fo:border-left="none" fo:border-right="0.0071in solid #000000" fo:border-top="none"/>
    </style:style>
    <style:style style:name="ce103"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04"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05" style:family="table-cell" style:parent-style-name="Default">
      <style:table-cell-properties fo:border-bottom="0.0008in solid #000000" fo:border-left="0.0008in solid #000000" fo:border-right="0.0008in solid #000000" fo:border-top="none"/>
    </style:style>
    <style:style style:name="ce106"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07"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08"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09"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0" style:family="table-cell" style:parent-style-name="Default">
      <style:table-cell-properties fo:wrap-option="wrap" fo:border="0.0008in solid #000000"/>
      <style:text-properties fo:color="#000080"/>
    </style:style>
    <style:style style:name="ce111" style:family="table-cell" style:parent-style-name="Default">
      <style:table-cell-properties fo:border-bottom="none" fo:wrap-option="wrap" fo:border-left="none" fo:border-right="0.0138in solid #000000" fo:border-top="none" style:vertical-align="top"/>
      <style:text-properties style:font-name="Verdana"/>
    </style:style>
    <style:style style:name="ce112"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13"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14"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15" style:family="table-cell" style:parent-style-name="Default">
      <style:table-cell-properties fo:background-color="#000080" fo:wrap-option="wrap" fo:border="0.0138in solid #000000" style:vertical-align="top"/>
      <style:text-properties fo:color="#ffffff" style:font-name="Verdana" fo:font-weight="normal"/>
    </style:style>
    <style:style style:name="ce116"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17"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18"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19"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0"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21"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22"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23"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24" style:family="table-cell" style:parent-style-name="Default">
      <style:table-cell-properties fo:border="0.0138in solid #000000" style:vertical-align="top"/>
      <style:text-properties style:font-name="Verdana"/>
    </style:style>
    <style:style style:name="ce125"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26"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27"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28"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29"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30"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31" style:family="table-cell" style:parent-style-name="Default">
      <style:table-cell-properties fo:border-bottom="none" fo:border-left="none" fo:border-right="0.0071in solid #000000" fo:border-top="0.0071in solid #000000"/>
    </style:style>
    <style:style style:name="ce132" style:family="table-cell" style:parent-style-name="Default">
      <style:table-cell-properties fo:border-bottom="0.0071in solid #000000" fo:border-left="none" fo:border-right="0.0071in solid #000000" fo:border-top="none"/>
    </style:style>
    <style:style style:name="ce133"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4"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5"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6"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7"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8"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0"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1"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20]" style:apply-style-name="Default" style:base-cell-address="StandAlone.E184"/>
      <style:map style:condition="cell-content()=[$StandAlone.$B$521]" style:apply-style-name="Default" style:base-cell-address="StandAlone.E184"/>
      <style:map style:condition="cell-content()=[$StandAlone.$B$522]" style:apply-style-name="Default" style:base-cell-address="StandAlone.E184"/>
    </style:style>
    <style:style style:name="ce142"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18]" style:apply-style-name="Default" style:base-cell-address="StandAlone.E184"/>
      <style:map style:condition="cell-content()=[$StandAlone.$B$519]" style:apply-style-name="Default" style:base-cell-address="StandAlone.E184"/>
      <style:map style:condition="cell-content()=[$StandAlone.$B$520]" style:apply-style-name="Default" style:base-cell-address="StandAlone.E184"/>
    </style:style>
    <style:style style:name="ce143"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4"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5"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6" style:family="table-cell" style:parent-style-name="P">
      <style:table-cell-properties style:text-align-source="fix" style:repeat-content="false" style:vertical-align="middle"/>
      <style:paragraph-properties fo:text-align="center" fo:margin-left="0in"/>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7"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8"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9"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50" style:family="table-cell" style:parent-style-name="Default">
      <style:table-cell-properties style:vertical-align="top"/>
      <style:text-properties style:font-name="Verdana" fo:font-weight="normal"/>
    </style:style>
    <style:style style:name="ce15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ce152" style:family="table-cell" style:parent-style-name="Default">
      <style:table-cell-properties fo:wrap-option="wrap" style:vertical-align="top"/>
      <style:text-properties style:font-name="Verdana" fo:font-weight="normal"/>
    </style:style>
    <style:style style:name="ce153" style:family="table-cell" style:parent-style-name="Default">
      <style:table-cell-properties fo:border-bottom="none" fo:border-left="none" fo:border-right="none" fo:border-top="0.0008in solid #ffffff"/>
    </style:style>
    <style:style style:name="ce154" style:family="table-cell" style:parent-style-name="Default">
      <style:table-cell-properties fo:wrap-option="wrap"/>
    </style:style>
    <style:style style:name="ce155" style:family="table-cell" style:parent-style-name="Default">
      <style:table-cell-properties style:text-align-source="fix" style:repeat-content="false"/>
      <style:paragraph-properties fo:text-align="center" fo:margin-left="0in"/>
      <style:text-properties fo:font-weight="bold"/>
    </style:style>
    <style:style style:name="ce156"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57" style:family="table-cell" style:parent-style-name="Default">
      <style:table-cell-properties fo:border-bottom="none" fo:border-left="0.0071in solid #000000" fo:border-right="0.0071in solid #000000" fo:border-top="0.0071in solid #000000"/>
      <style:text-properties style:font-name="Verdana"/>
    </style:style>
    <style:style style:name="ce158" style:family="table-cell" style:parent-style-name="Default">
      <style:table-cell-properties fo:border-bottom="none" fo:border-left="0.0071in solid #000000" fo:border-right="0.0071in solid #000000" fo:border-top="none"/>
      <style:text-properties style:font-name="Verdana"/>
    </style:style>
    <style:style style:name="ce159"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60" style:family="table-cell" style:parent-style-name="Default">
      <style:text-properties style:font-name="Verdana"/>
    </style:style>
    <style:style style:name="ce161" style:family="table-cell" style:parent-style-name="Default">
      <style:text-properties fo:font-weight="normal"/>
    </style:style>
    <style:style style:name="ce162" style:family="table-cell" style:parent-style-name="Default">
      <style:text-properties fo:font-weight="bold"/>
    </style:style>
    <style:style style:name="ce163" style:family="table-cell" style:parent-style-name="Default">
      <style:table-cell-properties fo:border-bottom="none" fo:border-left="0.0071in solid #000000" fo:border-right="0.0071in solid #000000" fo:border-top="none"/>
      <style:text-properties style:font-name="Verdana" fo:font-weight="normal"/>
    </style:style>
    <style:style style:name="ce164"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style:font-name="Verdana1" style:font-name-asian="Verdana1" style:font-name-complex="Verdana1"/>
    </style:style>
    <style:style style:name="T12" style:family="text">
      <style:text-properties fo:color="#000080" fo:font-style="italic" fo:font-weight="bold"/>
    </style:style>
    <style:style style:name="T13" style:family="text">
      <style:text-properties fo:color="#000080" fo:font-size="9pt" fo:font-style="italic" fo:font-weight="bold"/>
    </style:style>
    <style:style style:name="T14" style:family="text">
      <style:text-properties fo:color="#000080" fo:font-size="9pt" fo:font-style="italic" fo:font-weight="normal"/>
    </style:style>
    <style:style style:name="T15" style:family="text">
      <style:text-properties fo:color="#000080" style:font-name="Verdana" fo:font-size="10pt" fo:font-style="italic" fo:font-weight="bold"/>
    </style:style>
    <style:style style:name="T16" style:family="text">
      <style:text-properties fo:color="#000080" style:font-name="Verdana" fo:font-size="10pt" fo:font-style="italic" fo:font-weight="bold" style:font-size-asian="12pt" style:font-weight-asian="bold" style:font-size-complex="12pt" style:font-weight-complex="bold"/>
    </style:style>
    <style:style style:name="T17" style:family="text">
      <style:text-properties fo:font-weight="normal"/>
    </style:style>
    <style:style style:name="T18" style:family="text">
      <style:text-properties fo:color="#000080" style:font-name="Verdana" fo:font-size="10pt" fo:font-style="italic" fo:font-weight="bold" style:font-size-asian="12pt" style:font-size-complex="12pt"/>
    </style:style>
    <style:style style:name="T19" style:family="text">
      <style:text-properties fo:color="#000080" fo:font-style="italic"/>
    </style:style>
    <style:style style:name="T20" style:family="text">
      <style:text-properties fo:color="#000080"/>
    </style:style>
    <style:style style:name="T21" style:family="text">
      <style:text-properties style:text-position="super 58%"/>
    </style:style>
    <style:style style:name="T22" style:family="text">
      <style:text-properties style:use-window-font-color="true" fo:font-style="normal" fo:font-weight="normal"/>
    </style:style>
    <style:style style:name="T23" style:family="text">
      <style:text-properties fo:color="#000080" fo:font-style="italic" style:text-underline-style="none" fo:font-weight="bold"/>
    </style:style>
    <style:style style:name="T24" style:family="text">
      <style:text-properties fo:font-weight="bold"/>
    </style:style>
    <style:style style:name="T25" style:family="text">
      <style:text-properties style:font-name="Verdana1" fo:font-weight="normal" style:font-name-asian="Verdana1" style:font-name-complex="Verdana1"/>
    </style:style>
    <style:style style:name="T26"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48" table:default-cell-style-name="ce1"/>
        <table:table-column table:style-name="co7" table:number-columns-repeated="2" table:default-cell-style-name="Default"/>
        <table:table-row table:style-name="ro1">
          <table:table-cell table:number-columns-repeated="2"/>
          <table:table-cell table:style-name="ce69"/>
          <table:table-cell table:number-columns-repeated="253"/>
        </table:table-row>
        <table:table-row table:style-name="ro2">
          <table:table-cell/>
          <table:table-cell table:style-name="ce4" office:value-type="string" table:number-columns-spanned="4" table:number-rows-spanned="1">
            <text:p>WSO2 Web Services Application Server check list</text:p>
          </table:table-cell>
          <table:covered-table-cell table:number-columns-repeated="2" table:style-name="ce70" office:value-type="string">
            <text:p>WSO2 Tungsten Stand-alone distribution check list</text:p>
          </table:covered-table-cell>
          <table:covered-table-cell table:style-name="ce123"/>
          <table:table-cell table:number-columns-repeated="251"/>
        </table:table-row>
        <table:table-row table:style-name="ro3">
          <table:table-cell/>
          <table:table-cell table:style-name="ce5"/>
          <table:table-cell/>
          <table:table-cell table:style-name="ce99"/>
          <table:table-cell table:style-name="ce124"/>
          <table:table-cell table:number-columns-repeated="251"/>
        </table:table-row>
        <table:table-row table:style-name="ro3">
          <table:table-cell/>
          <table:table-cell table:style-name="ce6" office:value-type="string">
            <text:p>Component</text:p>
          </table:table-cell>
          <table:table-cell table:style-name="ce71" office:value-type="string">
            <text:p>Test Case</text:p>
          </table:table-cell>
          <table:table-cell table:style-name="ce100" office:value-type="string">
            <text:p>Expected Result</text:p>
          </table:table-cell>
          <table:table-cell table:style-name="ce125" office:value-type="string">
            <text:p>P/F</text:p>
          </table:table-cell>
          <table:table-cell table:number-columns-repeated="251"/>
        </table:table-row>
        <table:table-row table:style-name="ro4">
          <table:table-cell/>
          <table:table-cell table:style-name="ce7" office:value-type="string" table:number-columns-spanned="4" table:number-rows-spanned="1">
            <text:p>Management Console</text:p>
          </table:table-cell>
          <table:covered-table-cell table:style-name="ce72"/>
          <table:covered-table-cell table:style-name="ce101"/>
          <table:covered-table-cell table:style-name="ce126"/>
          <table:table-cell table:number-columns-repeated="251"/>
        </table:table-row>
        <table:table-row table:style-name="ro3">
          <table:table-cell/>
          <table:table-cell table:style-name="ce8"/>
          <table:table-cell table:style-name="ce73"/>
          <table:table-cell table:style-name="ce102"/>
          <table:table-cell table:style-name="ce12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tarting/Stopping the server on Windows</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6" table:visibility="collapse">
            <table:table-cell/>
            <table:table-cell table:style-name="ce10" office:value-type="string">
              <text:p>Starting the WSO2 WSAS server from the console</text:p>
            </table:table-cell>
            <table:table-cell table:style-name="ce10" office:value-type="string">
              <text:p>a) Open a command prompt from WSAS root directory</text:p>
              <text:p>b) Point to the bin directory which is inside the WSAS root directory</text:p>
              <text:p>c) Type the command wso2wsas.bat and press enter</text:p>
            </table:table-cell>
            <table:table-cell table:style-name="ce103" office:value-type="string">
              <text:p>The WSO2 WSAS server should be started successfully</text:p>
            </table:table-cell>
            <table:table-cell table:style-name="ce128" table:content-validation-name="val1" office:value-type="string">
              <text:p>P</text:p>
            </table:table-cell>
            <table:table-cell table:style-name="ce150" table:number-columns-repeated="249"/>
            <table:table-cell table:number-columns-repeated="2"/>
          </table:table-row>
          <table:table-row table:style-name="ro3" table:visibility="collapse">
            <table:table-cell/>
            <table:table-cell table:style-name="ce11" table:number-columns-repeated="2"/>
            <table:table-cell table:style-name="ce104"/>
            <table:table-cell table:style-name="ce129" table:content-validation-name="val1"/>
            <table:table-cell table:style-name="ce150" table:number-columns-repeated="249"/>
            <table:table-cell table:number-columns-repeated="2"/>
          </table:table-row>
          <table:table-row table:style-name="ro7" table:visibility="collapse">
            <table:table-cell/>
            <table:table-cell table:style-name="ce11" office:value-type="string">
              <text:p>Starting the WSO2 WSAS server by double clicking on the wso2wsas.bat file</text:p>
            </table:table-cell>
            <table:table-cell table:style-name="ce11" office:value-type="string">
              <text:p>a) Go to the bin directory of the WSAS root directory</text:p>
              <text:p>b) Double click on the bat file wso2wsas.bat</text:p>
            </table:table-cell>
            <table:table-cell table:style-name="ce104" office:value-type="string">
              <text:p>The WSO2 WSAS server should be started successfully</text:p>
            </table:table-cell>
            <table:table-cell table:style-name="ce129" table:content-validation-name="val1" office:value-type="string">
              <text:p>P</text:p>
            </table:table-cell>
            <table:table-cell table:style-name="ce150" table:number-columns-repeated="249"/>
            <table:table-cell table:number-columns-repeated="2"/>
          </table:table-row>
          <table:table-row table:style-name="ro3" table:visibility="collapse">
            <table:table-cell/>
            <table:table-cell table:style-name="ce11" table:number-columns-repeated="2"/>
            <table:table-cell table:style-name="ce104"/>
            <table:table-cell table:style-name="ce129" table:content-validation-name="val1"/>
            <table:table-cell table:style-name="ce150" table:number-columns-repeated="249"/>
            <table:table-cell table:number-columns-repeated="2"/>
          </table:table-row>
          <table:table-row table:style-name="ro7" table:visibility="collapse">
            <table:table-cell/>
            <table:table-cell table:style-name="ce11" office:value-type="string">
              <text:p>Start the WSO2 WSAS server using the startup.bat</text:p>
            </table:table-cell>
            <table:table-cell table:style-name="ce11" office:value-type="string">
              <text:p>a) Go to the bin directory of the WSAS root directory</text:p>
              <text:p>b) Execute the command startup.bat</text:p>
            </table:table-cell>
            <table:table-cell table:style-name="ce104" office:value-type="string">
              <text:p>The WSO2 WSAS server should be started successfully</text:p>
            </table:table-cell>
            <table:table-cell table:style-name="ce129" table:content-validation-name="val1" office:value-type="string">
              <text:p>P</text:p>
            </table:table-cell>
            <table:table-cell table:style-name="ce150" table:number-columns-repeated="249"/>
            <table:table-cell table:number-columns-repeated="2"/>
          </table:table-row>
          <table:table-row table:style-name="ro3" table:visibility="collapse">
            <table:table-cell/>
            <table:table-cell table:style-name="ce11" table:number-columns-repeated="2"/>
            <table:table-cell table:style-name="ce104"/>
            <table:table-cell table:style-name="ce129" table:content-validation-name="val1"/>
            <table:table-cell table:style-name="ce150" table:number-columns-repeated="249"/>
            <table:table-cell table:number-columns-repeated="2"/>
          </table:table-row>
          <table:table-row table:style-name="ro7" table:visibility="collapse">
            <table:table-cell/>
            <table:table-cell table:style-name="ce11" office:value-type="string">
              <text:p>Stop the WSO2 WSAS server with the shutdown.bat</text:p>
            </table:table-cell>
            <table:table-cell table:style-name="ce11" office:value-type="string">
              <text:p>a) Go to the bin directory of the WSAS root directory</text:p>
              <text:p>b) Execute the command shutdown.bat</text:p>
            </table:table-cell>
            <table:table-cell table:style-name="ce104" office:value-type="string">
              <text:p>The WSO2 WSAS server should be stopped successfully</text:p>
            </table:table-cell>
            <table:table-cell table:style-name="ce129"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12" table:number-columns-repeated="2"/>
          <table:table-cell table:style-name="ce105"/>
          <table:table-cell table:style-name="ce130"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tarting/Stopping the server on Linux</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13" office:value-type="string">
              <text:p>Starting the WSO2 WSAS server through the wso2wsas.sh file</text:p>
            </table:table-cell>
            <table:table-cell table:style-name="ce74" office:value-type="string">
              <text:p>a) Point to the bin directory which is inside the WSAS root directory</text:p>
              <text:p>b) Execute the command ./wso2wsas.sh</text:p>
            </table:table-cell>
            <table:table-cell table:style-name="ce74" office:value-type="string">
              <text:p>The WSO2 WSAS server should be started successfully</text:p>
            </table:table-cell>
            <table:table-cell table:style-name="ce131"/>
            <table:table-cell table:style-name="ce150" table:number-columns-repeated="249"/>
            <table:table-cell table:number-columns-repeated="2"/>
          </table:table-row>
          <table:table-row table:style-name="ro3" table:visibility="collapse">
            <table:table-cell/>
            <table:table-cell table:style-name="ce14"/>
            <table:table-cell table:style-name="ce75" table:number-columns-repeated="2"/>
            <table:table-cell table:style-name="ce102"/>
            <table:table-cell table:style-name="ce150" table:number-columns-repeated="249"/>
            <table:table-cell table:number-columns-repeated="2"/>
          </table:table-row>
          <table:table-row table:style-name="ro7" table:visibility="collapse">
            <table:table-cell/>
            <table:table-cell table:style-name="ce14" office:value-type="string">
              <text:p>Starting the WSO2 WSAS server through the startup.sh</text:p>
            </table:table-cell>
            <table:table-cell table:style-name="ce75" office:value-type="string">
              <text:p>a) Go to the bin directory of the WSAS root directory</text:p>
              <text:p>b) Execute the command startup.sh</text:p>
            </table:table-cell>
            <table:table-cell table:style-name="ce75" office:value-type="string">
              <text:p>The WSO2 WSAS server should be started successfully</text:p>
            </table:table-cell>
            <table:table-cell table:style-name="ce102"/>
            <table:table-cell table:style-name="ce150" table:number-columns-repeated="249"/>
            <table:table-cell table:number-columns-repeated="2"/>
          </table:table-row>
          <table:table-row table:style-name="ro3" table:visibility="collapse">
            <table:table-cell/>
            <table:table-cell table:style-name="ce14"/>
            <table:table-cell table:style-name="ce75" table:number-columns-repeated="2"/>
            <table:table-cell table:style-name="ce102"/>
            <table:table-cell table:style-name="ce150" table:number-columns-repeated="249"/>
            <table:table-cell table:number-columns-repeated="2"/>
          </table:table-row>
          <table:table-row table:style-name="ro7" table:visibility="collapse">
            <table:table-cell/>
            <table:table-cell table:style-name="ce15" office:value-type="string">
              <text:p>Stopping the WSO2 WSAS server through the shutdown.sh</text:p>
            </table:table-cell>
            <table:table-cell table:style-name="ce76" office:value-type="string">
              <text:p>a) Go to the bin directory of the WSAS root directory</text:p>
              <text:p>b) Execute the command shutdown.sh</text:p>
            </table:table-cell>
            <table:table-cell table:style-name="ce76" office:value-type="string">
              <text:p>The WSO2 WSAS server should be stopped successfully</text:p>
            </table:table-cell>
            <table:table-cell table:style-name="ce132"/>
            <table:table-cell table:style-name="ce150" table:number-columns-repeated="249"/>
            <table:table-cell table:number-columns-repeated="2"/>
          </table:table-row>
        </table:table-row-group>
        <table:table-row table:style-name="ro3">
          <table:table-cell/>
          <table:table-cell table:style-name="ce8"/>
          <table:table-cell table:style-name="ce73"/>
          <table:table-cell table:style-name="ce102"/>
          <table:table-cell table:style-name="ce127" table:content-validation-name="val1"/>
          <table:table-cell table:style-name="ce150" table:number-columns-repeated="249"/>
          <table:table-cell table:number-columns-repeated="2"/>
        </table:table-row>
        <table:table-row table:style-name="ro5">
          <table:table-cell/>
          <table:table-cell table:style-name="ce16" office:value-type="string" table:number-columns-spanned="4" table:number-rows-spanned="1">
            <text:p>Login Page</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7" table:visibility="collapse">
            <table:table-cell/>
            <table:table-cell table:style-name="ce17"/>
            <table:table-cell table:style-name="ce38" office:value-type="string">
              <text:p>Forgot Password Link</text:p>
            </table:table-cell>
            <table:table-cell table:style-name="ce107" office:value-type="string">
              <text:p>Should display the “WSO2 Web Services Application Server &lt;version&gt; Management Console - Forgot Password”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Sign-in Help Link</text:p>
            </table:table-cell>
            <table:table-cell table:style-name="ce107"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bout WSO2 WSAS Link</text:p>
            </table:table-cell>
            <table:table-cell table:style-name="ce107" office:value-type="string">
              <text:p>Should display the “WSO2 Web Services Application Server &lt;version&gt; Management Console – About”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table:table-cell table:style-name="ce107" office:value-type="string">
              <text:p>Verify the link “Apache Software License (v2.0)” is directed to the correct web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FAQs Link</text:p>
            </table:table-cell>
            <table:table-cell table:style-name="ce107" office:value-type="string">
              <text:p>Should display the “WSO2 Web Services Application Server &lt;version&gt; Management Console – FAQs”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table:table-cell table:style-name="ce107" office:value-type="string">
              <text:p>Verify that the “How To Change WSO2 WSAS Crypto Keys” link is directed to the correct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Login with invalid user name/password</text:p>
            </table:table-cell>
            <table:table-cell table:style-name="ce107" office:value-type="string">
              <text:p>Should display the error message “Login failed. Please recheck the user name and password and try agai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Login with valid user name/password – admin/admin</text:p>
            </table:table-cell>
            <table:table-cell table:style-name="ce107" office:value-type="string">
              <text:p>Should load the “WSO2 Web Services Application Server &lt;version&gt; Management Console - Home P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19"/>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Home Page</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10" table:visibility="collapse">
            <table:table-cell/>
            <table:table-cell table:style-name="ce17"/>
            <table:table-cell table:style-name="ce38" office:value-type="string">
              <text:p>Information of the Home page</text:p>
            </table:table-cell>
            <table:table-cell table:style-name="ce107" office:value-type="string">
              <text:p>The following information should be displayed when the home page is loaded</text:p>
              <text:p/>
              <text:p>System Summary</text:p>
              <text:p><text:tab/><text:span text:style-name="T11">● </text:span>Server Name</text:p>
              <text:p><text:tab/><text:span text:style-name="T11">● </text:span><text:span text:style-name="T11">WSO2 WSAS Version</text:span></text:p>
              <text:p><text:tab/><text:span text:style-name="T11">● </text:span>Server Start Time</text:p>
              <text:p><text:tab/><text:span text:style-name="T11">● </text:span>System Up Time<text:tab/></text:p>
              <text:p><text:tab/><text:span text:style-name="T11">● </text:span>Memory Allocated</text:p>
              <text:p><text:tab/><text:span text:style-name="T11">● </text:span>Memory Usage</text:p>
              <text:p/>
              <text:p>Service Summary</text:p>
              <text:p><text:tab/><text:span text:style-name="T11">● </text:span>Total Request Count</text:p>
              <text:p><text:tab/><text:span text:style-name="T11">● </text:span>Total Response Count</text:p>
              <text:p><text:tab/><text:span text:style-name="T11">● </text:span>Total Fault Count</text:p>
              <text:p><text:tab/><text:span text:style-name="T11">● </text:span>Active Servic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1" table:visibility="collapse">
            <table:table-cell/>
            <table:table-cell table:style-name="ce20"/>
            <table:table-cell table:style-name="ce38" office:value-type="string">
              <text:p>Sign Out Link</text:p>
            </table:table-cell>
            <table:table-cell table:style-name="ce107" office:value-type="string">
              <text:p>Should display the “WSO2 WSAS Login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Help</text:p>
            </table:table-cell>
            <table:table-cell table:style-name="ce107" office:value-type="string">
              <text:p>Should display the “WSO2 Web Services Application Server(WSO2 WSAS) - Administrator's Guide”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18"/>
            <table:table-cell table:style-name="ce38"/>
            <table:table-cell table:style-name="ce107" office:value-type="string">
              <text:p>Verify that all the links in the help page work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Register</text:p>
            </table:table-cell>
            <table:table-cell table:style-name="ce107" office:value-type="string">
              <text:p>Should display the page “Register Product” to register the “WSAS” produc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2" table:visibility="collapse">
            <table:table-cell/>
            <table:table-cell table:style-name="ce18"/>
            <table:table-cell table:style-name="ce38"/>
            <table:table-cell table:style-name="ce107" office:value-type="string">
              <text:p>The following should be listed allowing the user to enter relevant information</text:p>
              <text:p/>
              <text:p><text:tab/><text:span text:style-name="T11">● </text:span>JRE Name</text:p>
              <text:p><text:tab/><text:span text:style-name="T11">● </text:span>Java Version</text:p>
              <text:p><text:tab/><text:span text:style-name="T11">● </text:span>Java Vendor</text:p>
              <text:p><text:tab/><text:span text:style-name="T11">● </text:span>Java VM Version</text:p>
              <text:p><text:tab/><text:span text:style-name="T11">● </text:span>OS Name</text:p>
              <text:p><text:tab/><text:span text:style-name="T11">● </text:span>OS Version</text:p>
              <text:p><text:tab/><text:span text:style-name="T11">● </text:span>User Country</text:p>
              <text:p><text:tab/><text:span text:style-name="T11">● </text:span>Contact Name</text:p>
              <text:p><text:tab/><text:span text:style-name="T11">● </text:span>Contact Email</text:p>
              <text:p><text:tab/><text:span text:style-name="T11">● </text:span>Company Name</text:p>
              <text:p><text:tab/><text:span text:style-name="T11">● </text:span>Industr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3" table:visibility="collapse">
            <table:table-cell/>
            <table:table-cell table:style-name="ce18"/>
            <table:table-cell table:style-name="ce38"/>
            <table:table-cell table:style-name="ce107" office:value-type="string">
              <text:p>The fields </text:p>
              <text:p><text:tab/><text:span text:style-name="T11">● </text:span>JRE Name</text:p>
              <text:p><text:tab/><text:span text:style-name="T11">● </text:span>Java Version</text:p>
              <text:p><text:tab/><text:span text:style-name="T11">● </text:span>Java Vendor</text:p>
              <text:p><text:tab/><text:span text:style-name="T11">● </text:span>OS Name</text:p>
              <text:p><text:tab/><text:span text:style-name="T11">● </text:span>OS Version and </text:p>
              <text:p><text:tab/><text:span text:style-name="T11">● </text:span>User Country </text:p>
              <text:p>should be filled with the correct information when the “Register Product” page is loa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table:table-cell table:style-name="ce107" office:value-type="string">
              <text:p>The register link on top should disappear after successful registratio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Successful registration</text:p>
            </table:table-cell>
            <table:table-cell table:style-name="ce107" office:value-type="string">
              <text:p>Enter valid information and click on the button “Register”</text:p>
              <text:p/>
              <text:p>Should display the message </text:p>
              <text:p><text:span text:style-name="T12">“</text:span><text:span text:style-name="T12">You have successfully registered WSO2 Web </text:span><text:span text:style-name="T12">Services Application Server &lt;version&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4" table:visibility="collapse">
            <table:table-cell/>
            <table:table-cell table:style-name="ce18"/>
            <table:table-cell table:style-name="ce38"/>
            <table:table-cell table:style-name="ce107" office:value-type="string">
              <text:p>A new browser window should be opened with the information which you entered through the registration window as below</text:p>
              <text:p/>
              <text:p><text:span text:style-name="T13">“</text:span><text:span text:style-name="T13">Following is your registration of WSO2 WSAS. Thank </text:span><text:span text:style-name="T13">you for your assistance.</text:span></text:p>
              <text:p><text:span text:style-name="T13"/></text:p>
              <text:p><text:span text:style-name="T13">We guarantee that your information will not be mis-</text:span><text:span text:style-name="T13">used.</text:span></text:p>
              <text:p><text:span text:style-name="T13"/></text:p>
              <text:p><text:span text:style-name="T13">JRE Name</text:span><text:span text:style-name="T13"><text:tab/></text:span><text:span text:style-name="T14">Java(TM) 2 Runtime Environment, Standard </text:span><text:span text:style-name="T14">Edition</text:span></text:p>
              <text:p><text:span text:style-name="T13">Java Version</text:span><text:span text:style-name="T13"><text:tab/></text:span><text:span text:style-name="T14">1.5.0_06</text:span></text:p>
              <text:p><text:span text:style-name="T13">Java Vendor</text:span><text:span text:style-name="T13"><text:tab/></text:span><text:span text:style-name="T14">Sun Microsystems Inc.</text:span></text:p>
              <text:p><text:span text:style-name="T13">Java VM Version</text:span><text:span text:style-name="T13"><text:tab/></text:span><text:span text:style-name="T14">1.5.0_06-b05</text:span></text:p>
              <text:p><text:span text:style-name="T13">OS Name</text:span><text:span text:style-name="T13"><text:tab/></text:span><text:span text:style-name="T14">Windows XP</text:span></text:p>
              <text:p><text:span text:style-name="T13">OS Version</text:span><text:span text:style-name="T13"><text:tab/></text:span><text:span text:style-name="T14">5.1</text:span></text:p>
              <text:p><text:span text:style-name="T13">User Country</text:span><text:span text:style-name="T13"><text:tab/></text:span><text:span text:style-name="T14">US</text:span></text:p>
              <text:p><text:span text:style-name="T13">Contact Name</text:span><text:span text:style-name="T13"><text:tab/></text:span><text:span text:style-name="T14">Evanthika Amarasiri</text:span></text:p>
              <text:p><text:span text:style-name="T13">Contact Email</text:span><text:span text:style-name="T13"><text:tab/></text:span><text:span text:style-name="T14">evanthika@wso2.com</text:span></text:p>
              <text:p><text:span text:style-name="T13">Company Name</text:span><text:span text:style-name="T13"><text:tab/></text:span><text:span text:style-name="T14">WSO2 Lanka (PVT) Limited</text:span></text:p>
              <text:p><text:span text:style-name="T13">Industry <text:s text:c="4"/></text:span><text:span text:style-name="T14">Software Development</text:span><text:span text:style-name="T13">”</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5" table:visibility="collapse">
            <table:table-cell/>
            <table:table-cell table:style-name="ce18"/>
            <table:table-cell table:style-name="ce38" office:value-type="string">
              <text:p>Refreshing the home page</text:p>
            </table:table-cell>
            <table:table-cell table:style-name="ce107" office:value-type="string">
              <text:p>The home page should be refreshed every 12 seconds and the following information should be updated</text:p>
              <text:p/>
              <text:p>The following should be refreshed</text:p>
              <text:p/>
              <text:p/>
              <text:p><text:tab/><text:span text:style-name="T11">● </text:span><text:span text:style-name="T11">System up time</text:span></text:p>
              <text:p><text:span text:style-name="T11"><text:tab/></text:span><text:span text:style-name="T11">● </text:span><text:span text:style-name="T11">Memory Usage</text:span></text:p>
              <text:p><text:span text:style-name="T11"><text:tab/></text:span><text:span text:style-name="T11">● </text:span><text:span text:style-name="T11">Total request count (Click on some links and see </text:span><text:span text:style-name="T11">if this changes and every 6 seconds this should get </text:span><text:span text:style-name="T11">updated)</text:span></text:p>
              <text:p><text:span text:style-name="T11"><text:tab/></text:span><text:span text:style-name="T11">● </text:span><text:span text:style-name="T11">Total response count (Every 6 seconds this </text:span><text:span text:style-name="T11">should get updated)</text:span></text:p>
              <text:p><text:tab/><text:span text:style-name="T11">● </text:span><text:span text:style-name="T11">Total fault count (Through the try it option of </text:span><text:span text:style-name="T11">any of the operations available, try to generate a fault </text:span><text:span text:style-name="T11">and see of the count gets increased)</text:span></text:p>
              <text:p><text:span text:style-name="T11"><text:tab/></text:span><text:span text:style-name="T11">● </text:span><text:span text:style-name="T11">Active services (Upload new services or remove </text:span><text:span text:style-name="T11">services to see if the counts get updat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21"/>
          <table:table-cell table:style-name="ce77"/>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22" office:value-type="string" table:number-columns-spanned="4" table:number-rows-spanned="1">
            <text:p>Manage</text:p>
          </table:table-cell>
          <table:covered-table-cell table:style-name="ce38"/>
          <table:covered-table-cell table:style-name="ce107"/>
          <table:covered-table-cell table:style-name="ce133" table:content-validation-name="val1"/>
          <table:table-cell table:style-name="ce150" table:number-columns-repeated="249"/>
          <table:table-cell table:number-columns-repeated="2"/>
        </table:table-row>
        <table:table-row table:style-name="ro3">
          <table:table-cell/>
          <table:table-cell table:style-name="ce23"/>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text:p>
          </table:table-cell>
          <table:covered-table-cell table:style-name="ce78"/>
          <table:covered-table-cell table:style-name="ce106"/>
          <table:covered-table-cell table:style-name="ce133" table:content-validation-name="val1"/>
          <table:table-cell table:style-name="ce150" table:number-columns-repeated="249"/>
          <table:table-cell table:number-columns-repeated="2"/>
        </table:table-row>
        <table:table-row-group>
          <table:table-row table:style-name="ro5">
            <table:table-cell/>
            <table:table-cell table:style-name="ce9" office:value-type="string" table:number-columns-spanned="4" table:number-rows-spanned="1">
              <text:p>Service &amp; Service Group Management</text:p>
            </table:table-cell>
            <table:covered-table-cell table:style-name="ce78"/>
            <table:covered-table-cell table:style-name="ce106"/>
            <table:covered-table-cell table:style-name="ce133" table:content-validation-name="val1"/>
            <table:table-cell table:style-name="ce150" table:number-columns-repeated="249"/>
            <table:table-cell table:number-columns-repeated="2"/>
          </table:table-row>
          <table:table-row-group>
            <table:table-row table:style-name="ro16">
              <table:table-cell/>
              <table:table-cell table:style-name="ce24"/>
              <table:table-cell table:style-name="ce78" office:value-type="string">
                <text:p>Service &amp; Service Group Management</text:p>
              </table:table-cell>
              <table:table-cell table:style-name="ce106" office:value-type="string">
                <text:p>The following information should be available</text:p>
                <text:p/>
                <text:p><text:tab/><text:span text:style-name="T11">● </text:span>Service Groups</text:p>
                <text:p><text:tab/><text:span text:style-name="T11">● </text:span>Services</text:p>
                <text:p><text:tab/><text:span text:style-name="T11">● </text:span>Actions – Delete</text:p>
                <text:p><text:tab/><text:span text:style-name="T11">● </text:span>Views - WSDL 1.1, WSDL 2.0, Schema, Policy, Certificate</text:p>
                <text:p><text:tab/><text:span text:style-name="T11">● </text:span>Option to upload a new services - Upload a New Service</text:p>
                <text:p><text:s text:c="8"/>(.aar, .jar or .zip)</text:p>
                <text:p><text:tab/><text:span text:style-name="T11">● </text:span>Option to upload a new spring service - Upload a New</text:p>
                <text:p><text:s text:c="8"/>Spring Service (.xml and .jar)</text:p>
                <text:p><text:tab/><text:span text:style-name="T11">● </text:span>RSS Feed</text:p>
                <text:p><text:tab/><text:span text:style-name="T11">● </text:span>ATOM Fe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table-cell/>
              <table:table-cell table:style-name="ce25"/>
              <table:table-cell table:style-name="ce78" office:value-type="string">
                <text:p>Service Group Link</text:p>
              </table:table-cell>
              <table:table-cell table:style-name="ce106" office:value-type="string">
                <text:p>The “Service Group Management” page should be loa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table-cell/>
              <table:table-cell table:style-name="ce25"/>
              <table:table-cell table:style-name="ce78" office:value-type="string">
                <text:p>Service Link</text:p>
              </table:table-cell>
              <table:table-cell table:style-name="ce106" office:value-type="string">
                <text:p>The “Service Management” page should be loa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table-cell/>
              <table:table-cell table:style-name="ce25"/>
              <table:table-cell table:style-name="ce78" office:value-type="string">
                <text:p>WSDL 1.1 Link</text:p>
              </table:table-cell>
              <table:table-cell table:style-name="ce106" office:value-type="string">
                <text:p>Should display the relevant WSDL Tre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8" office:value-type="string">
                <text:p>Deactivate service and click on the link “WSDL 1.1”</text:p>
              </table:table-cell>
              <table:table-cell table:style-name="ce106" office:value-type="string">
                <text:p>The WSDL should not be displayed.</text:p>
                <text:p/>
                <text:p>Should display</text:p>
                <text:p><text:span text:style-name="T15">“</text:span><text:span text:style-name="T16">Service [service_name] is inactive. Cannot </text:span><text:span text:style-name="T16">display WSDL documen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table-cell/>
              <table:table-cell table:style-name="ce25"/>
              <table:table-cell table:style-name="ce78" office:value-type="string">
                <text:p>Schema</text:p>
              </table:table-cell>
              <table:table-cell table:style-name="ce106" office:value-type="string">
                <text:p>The correct schema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8" office:value-type="string">
                <text:p>Deactivate service and click on the link “Schema”</text:p>
              </table:table-cell>
              <table:table-cell table:style-name="ce106" office:value-type="string">
                <text:p>The schema should not be displayed</text:p>
                <text:p/>
                <text:p>Should display the following when the link is clicked</text:p>
                <text:p><text:span text:style-name="T15">“</text:span><text:span text:style-name="T16">Service [service_name] is inactive. Cannot </text:span><text:span text:style-name="T16">display Schema.</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table-cell/>
              <table:table-cell table:style-name="ce25"/>
              <table:table-cell table:style-name="ce78" office:value-type="string">
                <text:p>Certificate</text:p>
              </table:table-cell>
              <table:table-cell table:style-name="ce106" office:value-type="string">
                <text:p>The relevant certificate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8" office:value-type="string">
                <text:p>Deactivate service and click on the link “Certificate”</text:p>
              </table:table-cell>
              <table:table-cell table:style-name="ce106" office:value-type="string">
                <text:p>The certificate should not be displayed</text:p>
                <text:p/>
                <text:p>Should display the following when the link is clicked</text:p>
                <text:p><text:span text:style-name="T15">“</text:span><text:span text:style-name="T16">Service [service_name] is inactive. Cannot </text:span><text:span text:style-name="T16">retrieve certificate.</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table-cell/>
              <table:table-cell table:style-name="ce25"/>
              <table:table-cell table:style-name="ce79" office:value-type="string">
                <text:p>Policy</text:p>
              </table:table-cell>
              <table:table-cell table:style-name="ce109"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8"/>
              <table:table-cell table:style-name="ce106" office:value-type="string">
                <text:p>Through “Manage Security Configuration”, specify a security configuration for a service. </text:p>
                <text:p/>
                <text:p>View the Policy link for the given service and a new policy should be added to the existing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25"/>
              <table:table-cell table:style-name="ce78"/>
              <table:table-cell table:style-name="ce106" office:value-type="string">
                <text:p>When a particular security configuration is removed from a service (Manage Security Configuration -&gt; Disable Security ) the relevant policy link given for the service should also be remov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8" office:value-type="string">
                <text:p>Deactivate service and click on the link “Policy”</text:p>
              </table:table-cell>
              <table:table-cell table:style-name="ce106" office:value-type="string">
                <text:p>The policy should not be displayed</text:p>
                <text:p/>
                <text:p>Should display the following when the link is clicked</text:p>
                <text:p><text:span text:style-name="T15">“</text:span><text:span text:style-name="T16">Service [service_name] is inactive. Cannot </text:span><text:span text:style-name="T16">display policies.</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25"/>
              <table:table-cell table:style-name="ce79" office:value-type="string">
                <text:p>Uploading a valid service as an .aar file</text:p>
              </table:table-cell>
              <table:table-cell table:style-name="ce109" office:value-type="string">
                <text:p>Should <text:s/>display the message <text:span text:style-name="T12">“Archive was </text:span><text:span text:style-name="T12">successfully uploaded. This page will be auto </text:span><text:span text:style-name="T12">refreshed shortly.”</text:span></text:p>
                <text:p/>
                <text:p>The service should be listed in the grid</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17">
              <table:table-cell/>
              <table:table-cell table:style-name="ce25"/>
              <table:table-cell table:style-name="ce79" office:value-type="string">
                <text:p>Uploading a valid service as a .jar file</text:p>
              </table:table-cell>
              <table:table-cell table:style-name="ce109"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text:span><text:span text:style-name="T11">which are</text:span></text:p>
                <text:p><text:span text:style-name="T11"><text:s text:c="8"/></text:span><text:span text:style-name="T11">selected)</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8" office:value-type="string">
                <text:p>Select the POJOs and click on the button “Generate”</text:p>
              </table:table-cell>
              <table:table-cell table:style-name="ce106" office:value-type="string">
                <text:p>Should display the message <text:span text:style-name="T12">“The service archive </text:span><text:span text:style-name="T12">was successfully generated”</text:span></text:p>
                <text:p/>
                <text:p>The service should be deployed successfully and should display in the service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25"/>
              <table:table-cell table:style-name="ce78" office:value-type="string">
                <text:p>Click on the button “Generate” without selecting any POJOs</text:p>
              </table:table-cell>
              <table:table-cell table:style-name="ce106" office:value-type="string">
                <text:p>Should display the message<text:span text:style-name="T12">“Please select at least </text:span><text:span text:style-name="T12">one service class”</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table-cell/>
              <table:table-cell table:style-name="ce25"/>
              <table:table-cell table:style-name="ce79" office:value-type="string">
                <text:p>Uploading a valid service as a .zip file</text:p>
              </table:table-cell>
              <table:table-cell table:style-name="ce109"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text:span><text:span text:style-name="T11">which are</text:span></text:p>
                <text:p><text:span text:style-name="T11"><text:s text:c="8"/></text:span><text:span text:style-name="T11">selected)</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17">
              <table:table-cell/>
              <table:table-cell table:style-name="ce25"/>
              <table:table-cell table:style-name="ce78" office:value-type="string">
                <text:p>Select the POJOs and click on the button “Generate”</text:p>
              </table:table-cell>
              <table:table-cell table:style-name="ce106" office:value-type="string">
                <text:p>Should display the following message </text:p>
                <text:p><text:span text:style-name="T12"/></text:p>
                <text:p><text:span text:style-name="T12">“</text:span><text:span text:style-name="T12">The service archive was successfully generated”</text:span></text:p>
                <text:p/>
                <text:p>The service should be deployed successfully and should display in the service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table-cell/>
              <table:table-cell table:style-name="ce25"/>
              <table:table-cell table:style-name="ce79" office:value-type="string">
                <text:p>Upload an invalid .aar/.jar/.zip file</text:p>
              </table:table-cell>
              <table:table-cell table:style-name="ce109" office:value-type="string">
                <text:p>The service should be uploaded as a faulty service</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25"/>
              <table:table-cell table:style-name="ce78" office:value-type="string">
                <text:p>Click on the faulty service</text:p>
              </table:table-cell>
              <table:table-cell table:style-name="ce106" office:value-type="string">
                <text:p>Should display the error(exception) which caused the service to be faulty</text:p>
                <text:p/>
                <text:p>Should give an option to remove the faulty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25"/>
              <table:table-cell table:style-name="ce78" office:value-type="string">
                <text:p>Click on the relevant icon to remove the faulty service</text:p>
              </table:table-cell>
              <table:table-cell table:style-name="ce106" office:value-type="string">
                <text:p>The following message should be displayed</text:p>
                <text:p><text:span text:style-name="T12"/></text:p>
                <text:p><text:span text:style-name="T12">“</text:span><text:span text:style-name="T12">The Faulty Service has been successfully </text:span><text:span text:style-name="T12">deleted !”</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25"/>
              <table:table-cell table:style-name="ce78" office:value-type="string">
                <text:p>Upload a .jar/.zip file without any service classes</text:p>
              </table:table-cell>
              <table:table-cell table:style-name="ce106" office:value-type="string">
                <text:p>Should display a following message </text:p>
                <text:p><text:span text:style-name="T12"/></text:p>
                <text:p><text:span text:style-name="T12">“</text:span><text:span text:style-name="T12">No classes available in the uploaded archive”</text:span></text:p>
              </table:table-cell>
              <table:table-cell table:style-name="ce134" table:content-validation-name="val1"/>
              <table:table-cell table:style-name="ce150" table:number-columns-repeated="249"/>
              <table:table-cell table:number-columns-repeated="2"/>
            </table:table-row>
            <table:table-row table:style-name="ro8">
              <table:table-cell/>
              <table:table-cell table:style-name="ce25"/>
              <table:table-cell table:style-name="ce78" office:value-type="string">
                <text:p>Upload a service archive with multiple services</text:p>
              </table:table-cell>
              <table:table-cell table:style-name="ce106" office:value-type="string">
                <text:p>List of POJOs available in the uploaded archive should be listed allowing the user to select the POJOs according to their requirement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25"/>
              <table:table-cell table:style-name="ce77" office:value-type="string">
                <text:p>Upload a file which is not a AAR, JAR or Zip file</text:p>
              </table:table-cell>
              <table:table-cell table:style-name="ce106" office:value-type="string">
                <text:p>Should prompt the following error message </text:p>
                <text:p><text:span text:style-name="T12"/></text:p>
                <text:p><text:span text:style-name="T12">“</text:span><text:span text:style-name="T12">Service file upload FAILED. Illegal Service file </text:span><text:span text:style-name="T12">type. Allowed file extensions are .aar,.jar,.zip”</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table-cell/>
              <table:table-cell table:style-name="ce25"/>
              <table:table-cell table:style-name="ce79" office:value-type="string">
                <text:p>Upload a valid .xml file and a valid .jar file</text:p>
              </table:table-cell>
              <table:table-cell table:style-name="ce109" office:value-type="string">
                <text:p>Should display all the Spring Beans available in the uploaded archive along with the buttons </text:p>
                <text:p><text:tab/><text:span text:style-name="T11">● </text:span><text:span text:style-name="T11">Generate</text:span></text:p>
                <text:p><text:span text:style-name="T11"><text:tab/></text:span><text:span text:style-name="T11">● </text:span><text:span text:style-name="T11">Select All (Selects all the available beans listed)</text:span></text:p>
                <text:p><text:span text:style-name="T11"><text:tab/></text:span><text:span text:style-name="T11">● </text:span><text:span text:style-name="T11">Select None (Deselects all the available beans </text:span><text:span text:style-name="T11">which are</text:span></text:p>
                <text:p><text:span text:style-name="T11"><text:s text:c="8"/></text:span><text:span text:style-name="T11">selected)</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8" office:value-type="string">
                <text:p>Select the beans and click on the button “Generate”</text:p>
              </table:table-cell>
              <table:table-cell table:style-name="ce106" office:value-type="string">
                <text:p>Should display the following message </text:p>
                <text:p><text:span text:style-name="T12">“</text:span><text:span text:style-name="T12">The service archive was successfully generated”</text:span></text:p>
                <text:p/>
                <text:p>The service should be deployed successfully and should display in the service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25"/>
              <table:table-cell table:style-name="ce78" office:value-type="string">
                <text:p>Click on the button “Generate” without selecting any beans</text:p>
              </table:table-cell>
              <table:table-cell table:style-name="ce106" office:value-type="string">
                <text:p>Should display the following message</text:p>
                <text:p><text:span text:style-name="T12"/></text:p>
                <text:p><text:span text:style-name="T12">“</text:span><text:span text:style-name="T12">Please select at least one spring bea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7" office:value-type="string">
                <text:p>Browse for a valid .xml file and a invalid .jar file and upload</text:p>
              </table:table-cell>
              <table:table-cell table:style-name="ce106" office:value-type="string">
                <text:p>Should display the following message</text:p>
                <text:p/>
                <text:p><text:span text:style-name="T12">“</text:span><text:span text:style-name="T12">Cannot load Spring beans. Please check the </text:span><text:span text:style-name="T12">Spring context configuration file and verify that the </text:span><text:span text:style-name="T12">defined Spring beans exist in the .jar fil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7" office:value-type="string">
                <text:p>Browse for a invalid .xml file and a valid .jar file and upload</text:p>
              </table:table-cell>
              <table:table-cell table:style-name="ce106" office:value-type="string">
                <text:p>Should display the following message</text:p>
                <text:p/>
                <text:p><text:span text:style-name="T12">“</text:span><text:span text:style-name="T12">Cannot load Spring beans. Please check the </text:span><text:span text:style-name="T12">Spring context configuration file and verify that the </text:span><text:span text:style-name="T12">defined Spring beans exist in the .jar file.”</text:span></text:p>
              </table:table-cell>
              <table:table-cell table:style-name="ce134" table:content-validation-name="val1" office:value-type="string">
                <text:p>F</text:p>
              </table:table-cell>
              <table:table-cell table:style-name="ce150" office:value-type="string">
                <text:p>An error does not occur</text:p>
              </table:table-cell>
              <table:table-cell table:style-name="ce150" table:number-columns-repeated="248"/>
              <table:table-cell table:number-columns-repeated="2"/>
            </table:table-row>
            <table:table-row table:style-name="ro9">
              <table:table-cell/>
              <table:table-cell table:style-name="ce25"/>
              <table:table-cell table:style-name="ce77" office:value-type="string">
                <text:p>Browse for a invalid .xml file and a invalid .jar file and upload</text:p>
              </table:table-cell>
              <table:table-cell table:style-name="ce106" office:value-type="string">
                <text:p>Should display the following message</text:p>
                <text:p/>
                <text:p><text:span text:style-name="T12">“</text:span><text:span text:style-name="T12">Cannot load Spring beans. Please check the </text:span><text:span text:style-name="T12">Spring context configuration file and verify that the </text:span><text:span text:style-name="T12">defined Spring beans exist in the .jar file.”</text:span></text:p>
              </table:table-cell>
              <table:table-cell table:style-name="ce134" table:content-validation-name="val1" office:value-type="string">
                <text:p>F</text:p>
              </table:table-cell>
              <table:table-cell table:style-name="ce150" office:value-type="string">
                <text:p>An error does not occur</text:p>
              </table:table-cell>
              <table:table-cell table:style-name="ce150" table:number-columns-repeated="248"/>
              <table:table-cell table:number-columns-repeated="2"/>
            </table:table-row>
            <table:table-row table:style-name="ro8">
              <table:table-cell/>
              <table:table-cell table:style-name="ce25"/>
              <table:table-cell table:style-name="ce77" office:value-type="string">
                <text:p>Select only an .xml file and upload (As the Spring Context)</text:p>
              </table:table-cell>
              <table:table-cell table:style-name="ce106" office:value-type="string">
                <text:p>Should display the following error message </text:p>
                <text:p/>
                <text:p><text:span text:style-name="T12">“</text:span><text:span text:style-name="T12">Please select required fields to upload spring </text:span><text:span text:style-name="T12">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25"/>
              <table:table-cell table:style-name="ce77" office:value-type="string">
                <text:p>Select only a .jar file and upload (As Spring Beans)</text:p>
              </table:table-cell>
              <table:table-cell table:style-name="ce106" office:value-type="string">
                <text:p>Should display the following error message </text:p>
                <text:p/>
                <text:p><text:span text:style-name="T12">“</text:span><text:span text:style-name="T12">Please select required fields to upload spring </text:span><text:span text:style-name="T12">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25"/>
              <table:table-cell table:style-name="ce77" office:value-type="string">
                <text:p>Delete service archive</text:p>
              </table:table-cell>
              <table:table-cell table:style-name="ce106" office:value-type="string">
                <text:p>The AAR gets removed from the list</text:p>
                <text:p/>
                <text:p>Should display the error message </text:p>
                <text:p><text:span text:style-name="T12">“</text:span><text:span text:style-name="T12">The Service Group has been successfully delet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25"/>
              <table:table-cell table:style-name="ce80" office:value-type="string">
                <text:p>Build the Chad sample and check the schemas</text:p>
              </table:table-cell>
              <table:table-cell table:style-name="ce106" office:value-type="string">
                <text:p>Verify that there are four links to schemas and that the schemas are properly show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25"/>
              <table:table-cell table:style-name="ce77" office:value-type="string">
                <text:p>RSS Feed</text:p>
              </table:table-cell>
              <table:table-cell table:style-name="ce106" office:value-type="string">
                <text:p>Register to and RSS and Atom feeds.....through thunder bird....verify if you get latest emails/alerts/changes occurred on those sites</text:p>
                <text:p/>
                <text:p>Create RSS and Blog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25"/>
              <table:table-cell table:style-name="ce77" office:value-type="string">
                <office:annotation draw:style-name="gr1" draw:text-style-name="P2" svg:width="1.1413in" svg:height="0.2457in" svg:x="8.1087in" svg:y="24.5591in" draw:caption-point-x="-8.1087in" draw:caption-point-y="-24.5591in">
                  <dc:date>2006-11-06T00:00:00</dc:date>
                  <text:p text:style-name="P1"><text:span text:style-name="T1">Not Completed</text:span></text:p>
                </office:annotation>
                <text:p>Atom Feed</text:p>
              </table:table-cell>
              <table:table-cell table:style-name="ce106" office:value-type="string">
                <text:p>Register to and RSS and Atom feeds.....through thunder bird....verify if you get latest emails/alerts/changes occurred on those sites</text:p>
              </table:table-cell>
              <table:table-cell table:style-name="ce134" table:content-validation-name="val1"/>
              <table:table-cell table:style-name="ce150" table:number-columns-repeated="249"/>
              <table:table-cell table:number-columns-repeated="2"/>
            </table:table-row>
            <table:table-row table:style-name="ro7">
              <table:table-cell/>
              <table:table-cell table:style-name="ce25"/>
              <table:table-cell table:style-name="ce77"/>
              <table:table-cell table:style-name="ce106" office:value-type="string">
                <text:p>Sade – download and install on the plugin and register to that as well and test</text:p>
              </table:table-cell>
              <table:table-cell table:style-name="ce134" table:content-validation-name="val1"/>
              <table:table-cell table:style-name="ce150" table:number-columns-repeated="249"/>
              <table:table-cell table:number-columns-repeated="2"/>
            </table:table-row>
            <table:table-row table:style-name="ro6">
              <table:table-cell/>
              <table:table-cell table:style-name="ce25"/>
              <table:table-cell table:style-name="ce77"/>
              <table:table-cell table:style-name="ce106" office:value-type="string">
                <text:p>RSS Feed validator </text:p>
                <text:p/>
                <text:p><text:a xlink:href="http://www.validome.org/rss-atom/validate">http://www.validome.org/rss-atom/validate</text:a></text:p>
                <text:p/>
              </table:table-cell>
              <table:table-cell table:style-name="ce134" table:content-validation-name="val1"/>
              <table:table-cell table:style-name="ce150" table:number-columns-repeated="249"/>
              <table:table-cell table:number-columns-repeated="2"/>
            </table:table-row>
            <table:table-row table:style-name="ro7">
              <table:table-cell/>
              <table:table-cell table:style-name="ce26" office:value-type="string">
                <text:p>Service group with parameters</text:p>
              </table:table-cell>
              <table:table-cell table:style-name="ce81" office:value-type="string">
                <text:p>Deploy a service with a service.xml which has service group level parameters</text:p>
              </table:table-cell>
              <table:table-cell table:style-name="ce110" office:value-type="string">
                <text:p>The service should be displayed successfully and the service group parameters should be visible through management consol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number-rows-repeated="2">
            <table:table-cell/>
            <table:table-cell table:style-name="ce23"/>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27" office:value-type="string" table:number-columns-spanned="4" table:number-rows-spanned="1">
              <text:p>Services &gt; [service_name] service group</text:p>
            </table:table-cell>
            <table:covered-table-cell table:style-name="ce82"/>
            <table:covered-table-cell table:style-name="ce109"/>
            <table:covered-table-cell table:style-name="ce136" table:content-validation-name="val1"/>
            <table:table-cell table:style-name="ce150" table:number-columns-repeated="249"/>
            <table:table-cell table:number-columns-repeated="2"/>
          </table:table-row>
          <table:table-row-group table:display="false">
            <table:table-row table:style-name="ro18" table:visibility="collapse">
              <table:table-cell/>
              <table:table-cell table:style-name="ce28"/>
              <table:table-cell table:style-name="ce82" office:value-type="string">
                <text:p>Click on the link “Manage Service Group Parameters”</text:p>
                <text:p/>
              </table:table-cell>
              <table:table-cell table:style-name="ce109" office:value-type="string">
                <text:p>The “Parameters” page should be displayed allowing the user to add new parameters</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9"/>
              <table:table-cell table:style-name="ce38" office:value-type="string">
                <text:p>Click on the link “Manage Module Engagements”</text:p>
              </table:table-cell>
              <table:table-cell table:style-name="ce107" office:value-type="string">
                <text:p>Should display the “<text:span text:style-name="T17">Engage Modules” page with the </text:span><text:span text:style-name="T17">available modules listed allowing the user to engage </text:span><text:span text:style-name="T17">modules at the service group level</text:span></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30" office:value-type="string">
                <text:p>Create a service archive</text:p>
              </table:table-cell>
              <table:table-cell table:style-name="ce83" office:value-type="string">
                <text:p>Click on a service group and select 'Create Service Archive' link</text:p>
              </table:table-cell>
              <table:table-cell table:style-name="ce107" office:value-type="string">
                <text:p>Service archive should be created as an aar file</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21"/>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service group &gt; Parameters</text:p>
            </table:table-cell>
            <table:covered-table-cell table:style-name="ce77"/>
            <table:covered-table-cell table:style-name="ce106"/>
            <table:covered-table-cell table:style-name="ce136" table:content-validation-name="val1"/>
            <table:table-cell table:style-name="ce150" table:number-columns-repeated="249"/>
            <table:table-cell table:number-columns-repeated="2"/>
          </table:table-row>
          <table:table-row-group table:display="false">
            <table:table-row table:style-name="ro19" table:visibility="collapse">
              <table:table-cell/>
              <table:table-cell table:style-name="ce31"/>
              <table:table-cell table:style-name="ce77" office:value-type="string">
                <text:p>Add parameters to any operation</text:p>
              </table:table-cell>
              <table:table-cell table:style-name="ce106" office:value-type="string">
                <text:p>The parameters should be added successfully</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F</text:p>
              </table:table-cell>
              <table:table-cell table:style-name="ce151" office:value-type="string">
                <text:p><text:a xlink:href="https://wso2.org/jira/browse/WSAS-303">WSAS-303</text:a> </text:p>
              </table:table-cell>
              <table:table-cell table:style-name="ce150" table:number-columns-repeated="248"/>
              <table:table-cell table:number-columns-repeated="2"/>
            </table:table-row>
            <table:table-row table:style-name="ro8" table:visibility="collapse">
              <table:table-cell/>
              <table:table-cell table:style-name="ce18"/>
              <table:table-cell table:style-name="ce77" office:value-type="string">
                <text:p>Add two parameters</text:p>
                <text:p>Change both the parameters and click on the button “Update”</text:p>
              </table:table-cell>
              <table:table-cell table:style-name="ce106" office:value-type="string">
                <text:p>Both the parameters should be updated</text:p>
              </table:table-cell>
              <table:table-cell table:style-name="ce134" table:content-validation-name="val1" office:value-type="string">
                <text:p>F</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Try adding invalid characters when adding the parameter</text:p>
              </table:table-cell>
              <table:table-cell table:style-name="ce106" office:value-type="string">
                <text:p>Should display the message </text:p>
                <text:p/>
                <text:p><text:span text:style-name="T15">“</text:span><text:span text:style-name="T18">Parameter name contains an invalid character</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21"/>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service group &gt; Engage Modules</text:p>
            </table:table-cell>
            <table:covered-table-cell table:style-name="ce82"/>
            <table:covered-table-cell table:style-name="ce109"/>
            <table:covered-table-cell table:style-name="ce136"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31"/>
              <table:table-cell table:style-name="ce82" office:value-type="string">
                <text:p>Engage modules at the service group level</text:p>
              </table:table-cell>
              <table:table-cell table:style-name="ce109" office:value-type="string">
                <text:p>Should display the following message </text:p>
                <text:p/>
                <text:p><text:span text:style-name="T12">“</text:span><text:span text:style-name="T12">Module &lt;module_name&gt; successfully engaged to </text:span><text:span text:style-name="T12">service group <text:s/>&lt;service_name&gt;”</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Disengage modules at the service group level</text:p>
              </table:table-cell>
              <table:table-cell table:style-name="ce109" office:value-type="string">
                <text:p>Should display the following message </text:p>
                <text:p/>
                <text:p><text:span text:style-name="T12">“</text:span><text:span text:style-name="T12">Module was disengaged from service </text:span><text:span text:style-name="T12">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Engage a module which has already been engaged</text:p>
              </table:table-cell>
              <table:table-cell table:style-name="ce109" office:value-type="string">
                <text:p>Should display the following message </text:p>
                <text:p/>
                <text:p><text:span text:style-name="T12">“</text:span><text:span text:style-name="T12">Module &lt;module_name&gt; has already been </text:span><text:span text:style-name="T12">engaged to service group <text:s/>&lt;service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Engage the module rahas</text:p>
              </table:table-cell>
              <table:table-cell table:style-name="ce109" office:value-type="string">
                <text:p>When the module rahas is engaged, rampart should be engaged to the service group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Enable security at service level.</text:p>
              </table:table-cell>
              <table:table-cell table:style-name="ce106" office:value-type="string">
                <text:p>The module rampart should be engaged to the service group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Remove the module rampart at service group level when a security scenario is attached to the particular service</text:p>
              </table:table-cell>
              <table:table-cell table:style-name="ce106" office:value-type="string">
                <text:p>Should display the message </text:p>
                <text:p/>
                <text:p><text:span text:style-name="T12">“</text:span><text:span text:style-name="T12">Rampart cannot be disengaged since <text:s/></text:span><text:span text:style-name="T12">&lt;service_name&gt; service is associated with a </text:span><text:span text:style-name="T12">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32"/>
              <table:table-cell table:style-name="ce84" office:value-type="string">
                <text:p>When the modules, rahas and rampart are both engaged, try to disengage the module rampart</text:p>
              </table:table-cell>
              <table:table-cell table:style-name="ce108" office:value-type="string">
                <text:p>Should not allow the user to delete the module rampart</text:p>
                <text:p/>
                <text:p>Should display the message</text:p>
                <text:p/>
                <text:p><text:span text:style-name="T12">“</text:span><text:span text:style-name="T12">Rampart cannot be disengaged since Rahas is </text:span><text:span text:style-name="T12">engaged to <text:s/>&lt;service_name&gt; service”</text:span></text:p>
              </table:table-cell>
              <table:table-cell table:style-name="ce138"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8" table:content-validation-name="val1"/>
            <table:table-cell table:style-name="ce150" table:number-columns-repeated="249"/>
            <table:table-cell table:number-columns-repeated="2"/>
          </table:table-row>
          <table:table-row table:style-name="ro5">
            <table:table-cell/>
            <table:table-cell table:style-name="ce34" office:value-type="string" table:number-columns-spanned="4" table:number-rows-spanned="1">
              <text:p>Services &gt; [service_name]</text:p>
            </table:table-cell>
            <table:covered-table-cell table:style-name="ce85"/>
            <table:covered-table-cell table:style-name="ce111"/>
            <table:covered-table-cell table:style-name="ce139" table:content-validation-name="val1"/>
            <table:table-cell table:style-name="ce150" table:number-columns-repeated="249"/>
            <table:table-cell table:number-columns-repeated="2"/>
          </table:table-row>
          <table:table-row-group table:display="false">
            <table:table-row table:style-name="ro9" table:visibility="collapse">
              <table:table-cell/>
              <table:table-cell table:style-name="ce17"/>
              <table:table-cell table:style-name="ce85" office:value-type="string">
                <text:p>Two Service EPRs should be listed(HTTP/HTTPS are listed) by default</text:p>
              </table:table-cell>
              <table:table-cell table:style-name="ce111" office:value-type="string">
                <text:p/>
                <text:p>E.g.:- </text:p>
                <text:p>https://&lt;IPaddress&gt;:&lt;port_x&gt;/services/&lt;service&gt;</text:p>
                <text:p>http://&lt;IPaddress&gt;:&lt;port_y&gt;/services/&lt;service&gt;</text:p>
                <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Deactivate service</text:p>
              </table:table-cell>
              <table:table-cell table:style-name="ce106" office:value-type="string">
                <text:p>Should display the message “This service in inactive” and all the configuration options should disappear</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0" table:visibility="collapse">
              <table:table-cell/>
              <table:table-cell table:style-name="ce18"/>
              <table:table-cell table:style-name="ce77" office:value-type="string">
                <text:p>Activate service</text:p>
              </table:table-cell>
              <table:table-cell table:style-name="ce106"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6" table:visibility="collapse">
              <table:table-cell/>
              <table:table-cell table:style-name="ce18"/>
              <table:table-cell table:style-name="ce77" office:value-type="string">
                <text:p>The Service Information page should refresh automatically</text:p>
              </table:table-cell>
              <table:table-cell table:style-name="ce112"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34" table:content-validation-name="val1" office:value-type="string">
                <text:p>P</text:p>
              </table:table-cell>
              <table:table-cell table:style-name="ce152" office:value-type="string">
                <text:p>Security faults are not added to the service fault count. Saop faults are taken correctly. But not sec faults.</text:p>
                <text:p/>
                <text:p>eg:- Engage a sec scenario to a service and do tryit. Sec fault is generated. But it is not appended to fault/request or response count.</text:p>
              </table:table-cell>
              <table:table-cell table:style-name="ce150" table:number-columns-repeated="248"/>
              <table:table-cell table:number-columns-repeated="2"/>
            </table:table-row>
            <table:table-row table:style-name="ro8" table:visibility="collapse">
              <table:table-cell/>
              <table:table-cell table:style-name="ce18"/>
              <table:table-cell table:style-name="ce77" office:value-type="string">
                <text:p>Remove a transport through “Manage Transports” of the particular service</text:p>
              </table:table-cell>
              <table:table-cell table:style-name="ce112" office:value-type="string">
                <text:p>If you removed the transport HTTPS, then the https EPRs available for the service should be removed from the service (From the “Service Management” page)</text:p>
              </table:table-cell>
              <table:table-cell table:style-name="ce134" table:content-validation-name="val1" office:value-type="string">
                <text:p>F</text:p>
              </table:table-cell>
              <table:table-cell table:style-name="ce150" office:value-type="string">
                <text:p>WSAS-304</text:p>
              </table:table-cell>
              <table:table-cell table:style-name="ce150" table:number-columns-repeated="248"/>
              <table:table-cell table:number-columns-repeated="2"/>
            </table:table-row>
            <table:table-row table:style-name="ro3" table:visibility="collapse">
              <table:table-cell/>
              <table:table-cell table:style-name="ce35"/>
              <table:table-cell table:style-name="ce77"/>
              <table:table-cell table:style-name="ce106"/>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Operation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17"/>
              <table:table-cell table:style-name="ce77" office:value-type="string">
                <text:p>Add parameters to any operation</text:p>
              </table:table-cell>
              <table:table-cell table:style-name="ce106" office:value-type="string">
                <text:p>The parameters should be add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1. Add new parameters for an operation</text:p>
                <text:p>2. Click on the relevant operation</text:p>
              </table:table-cell>
              <table:table-cell table:style-name="ce106" office:value-type="string">
                <text:p>The added parameters should be available in the “Operation Statistics &amp; Parameters” page under “Operation Parameter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1" table:visibility="collapse">
              <table:table-cell/>
              <table:table-cell table:style-name="ce18"/>
              <table:table-cell table:style-name="ce77" office:value-type="string">
                <text:p>Click on the icon to engage new modules to the operation</text:p>
              </table:table-cell>
              <table:table-cell table:style-name="ce106" office:value-type="string">
                <text:p>Should list the available modules, allowing the user to engage them</text:p>
                <text:p/>
                <text:p>Should list the modules engaged at,</text:p>
                <text:p><text:tab/><text:span text:style-name="T11">● </text:span>The Operation Level</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77" office:value-type="string">
                <text:p>Engage any available module (throttle, rampart and addressing, Sandesha2 and Rampart) modules to any operation</text:p>
              </table:table-cell>
              <table:table-cell table:style-name="ce106" office:value-type="string">
                <text:p>Modules should be listed under “Modules Engaged at Operation Level”</text:p>
                <text:p/>
                <text:p>Should display the following message </text:p>
                <text:p/>
                <text:p><text:span text:style-name="T12">“</text:span><text:span text:style-name="T12">&lt;module_name&gt; module has been successfully </text:span><text:span text:style-name="T12">engaged to operation &lt;operation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Engage the module rahas</text:p>
              </table:table-cell>
              <table:table-cell table:style-name="ce77" office:value-type="string">
                <text:p>When the module rahas is engaged, the module rampart should be engaged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18"/>
              <table:table-cell table:style-name="ce77" office:value-type="string">
                <text:p>Engage a module which is engaged at a level higher than the operation level</text:p>
              </table:table-cell>
              <table:table-cell table:style-name="ce77" office:value-type="string">
                <text:p>Should not engaged the particular module and should display the following message</text:p>
                <text:p><text:span text:style-name="T12"/></text:p>
                <text:p><text:span text:style-name="T12">“</text:span><text:span text:style-name="T12">&lt;module_name&gt; module is engaged to service </text:span><text:span text:style-name="T12">&lt;service_name&gt;. You need not engage it to this </text:span><text:span text:style-name="T12">operatio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1" table:visibility="collapse">
              <table:table-cell/>
              <table:table-cell table:style-name="ce18"/>
              <table:table-cell table:style-name="ce77" office:value-type="string">
                <text:p>Disengaging the rampart module when the rahas module is engaged</text:p>
              </table:table-cell>
              <table:table-cell table:style-name="ce77" office:value-type="string">
                <text:p>Should not allow the user to delete the module rampart when the module rahas is engaged.</text:p>
                <text:p/>
                <text:p>Should display the following message </text:p>
                <text:p><text:s/></text:p>
                <text:p><text:span text:style-name="T12">“</text:span><text:span text:style-name="T12">Rampart cannot be disengagd since Rahas is </text:span><text:span text:style-name="T12">engaged to operation &lt;operation_name&gt;. </text:span><text:span text:style-name="T12">Disengage Rahas and try agai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Disengaging modules at service level, service group level and the global level</text:p>
              </table:table-cell>
              <table:table-cell table:style-name="ce77" office:value-type="string">
                <text:p>Should not allow the user to delete the modules engaged at other levels. No such option should be provi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5" office:value-type="string">
                <text:p>Disengage any module at operation level</text:p>
              </table:table-cell>
              <table:table-cell table:style-name="ce111" office:value-type="string">
                <text:p>Modules should be removed from the list and should display the message </text:p>
                <text:p/>
                <text:p><text:span text:style-name="T12">“</text:span><text:span text:style-name="T12">Module was disengaged from operation </text:span><text:span text:style-name="T12">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5" office:value-type="string">
                <text:p>Engage a module, which has already being engaged</text:p>
              </table:table-cell>
              <table:table-cell table:style-name="ce111" office:value-type="string">
                <text:p>Should display the message </text:p>
                <text:p/>
                <text:p><text:span text:style-name="T12">“</text:span><text:span text:style-name="T12">&lt;module_name&gt; module is already engaged to </text:span><text:span text:style-name="T12">operation &lt;operation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5" office:value-type="string">
                <text:p>Try to engage a module, which has been engaged globally</text:p>
              </table:table-cell>
              <table:table-cell table:style-name="ce111" office:value-type="string">
                <text:p>Should display the message </text:p>
                <text:p><text:span text:style-name="T12"/></text:p>
                <text:p><text:span text:style-name="T12">“</text:span><text:span text:style-name="T12">&lt;module_name&gt; module is globally engaged. </text:span><text:span text:style-name="T12">You need not engage it to this operatio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85" office:value-type="string">
                <text:p>1. Engage a module for a service at the operation level</text:p>
                <text:p>2. Now go to the service level of the particular service and try to engage the same module</text:p>
              </table:table-cell>
              <table:table-cell table:style-name="ce113"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85" office:value-type="string">
                <text:p>Click on the link to view “Message Flows”</text:p>
              </table:table-cell>
              <table:table-cell table:style-name="ce111" office:value-type="string">
                <text:p>Should display all the message flows for the particular operation <text:s/>in the graphical view</text:p>
                <text:p/>
                <text:p><text:tab/><text:span text:style-name="T11">● </text:span>In Flow</text:p>
                <text:p><text:tab/><text:span text:style-name="T11">● </text:span>Out Flow</text:p>
                <text:p><text:tab/><text:span text:style-name="T11">● </text:span>In Fault Flow</text:p>
                <text:p><text:tab/><text:span text:style-name="T11">● </text:span>Out Fault Flow</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18"/>
              <table:table-cell table:style-name="ce85" office:value-type="string">
                <text:p>Click on the link “Text View”</text:p>
              </table:table-cell>
              <table:table-cell table:style-name="ce111" office:value-type="string">
                <text:p>The message flows should be listed in the text view</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5" office:value-type="string">
                <text:p>Click on the link “Graphical View”</text:p>
              </table:table-cell>
              <table:table-cell table:style-name="ce111" office:value-type="string">
                <text:p>Should display the message flows in the graphical representatio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18"/>
              <table:table-cell table:style-name="ce85" office:value-type="string">
                <text:p>Click on the links given for each phase</text:p>
              </table:table-cell>
              <table:table-cell table:style-name="ce111" office:value-type="string">
                <text:p>Should display the relevant handlers for each phas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5"/>
              <table:table-cell table:style-name="ce85" office:value-type="string">
                <text:p>1. Add a new phase to the axis2.xml</text:p>
                <text:p>2. Add a new handler to the above phase</text:p>
                <text:p>3. Restart the server and check the message flows of the operations</text:p>
              </table:table-cell>
              <table:table-cell table:style-name="ce111" office:value-type="string">
                <text:p>The new phases should be displayed correctly</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Module Engagement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22" table:visibility="collapse">
              <table:table-cell/>
              <table:table-cell table:style-name="ce17"/>
              <table:table-cell table:style-name="ce77" office:value-type="string">
                <text:p>Click on the link “Manage Module Engagements”</text:p>
              </table:table-cell>
              <table:table-cell table:style-name="ce106" office:value-type="string">
                <text:p>Should list the available modules, allowing the user to engage them</text:p>
                <text:p/>
                <text:p>Should list the modules engaged at,</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20"/>
              <table:table-cell table:style-name="ce77" office:value-type="string">
                <text:p>Engage Sandesha2, Rampart, throttle, rampart and addressing modules to service</text:p>
              </table:table-cell>
              <table:table-cell table:style-name="ce106" office:value-type="string">
                <text:p>Modules should be listed under <text:span text:style-name="T19">“Modules Engaged at </text:span><text:span text:style-name="T19">Service Level”</text:span></text:p>
                <text:p/>
                <text:p>Should display the message </text:p>
                <text:p><text:span text:style-name="T12"/></text:p>
                <text:p><text:span text:style-name="T12">“</text:span><text:span text:style-name="T12">&lt;module_name&gt; module was successfully </text:span><text:span text:style-name="T12">engaged to service &lt;service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Engage the module rahas</text:p>
              </table:table-cell>
              <table:table-cell table:style-name="ce77" office:value-type="string">
                <text:p>When the module rahas is engaged, the module rampart should be engaged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0"/>
              <table:table-cell table:style-name="ce77" office:value-type="string">
                <text:p>Engage a module which is engaged at a level higher than the service level</text:p>
              </table:table-cell>
              <table:table-cell table:style-name="ce77" office:value-type="string">
                <text:p>Should not engage the particular module and should display the following message</text:p>
                <text:p><text:span text:style-name="T12"/></text:p>
                <text:p><text:span text:style-name="T12">“</text:span><text:span text:style-name="T12">&lt;module_name&gt; module is already engaged to </text:span><text:span text:style-name="T12">&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20"/>
              <table:table-cell table:style-name="ce77" office:value-type="string">
                <text:p>Disengaging the rampart module when the rahas module is engaged</text:p>
              </table:table-cell>
              <table:table-cell table:style-name="ce77" office:value-type="string">
                <text:p>Should not allow the user to delete the module rampart when the module rahas is engaged.</text:p>
                <text:p/>
                <text:p>Should display the following message <text:s/></text:p>
                <text:p/>
                <text:p><text:span text:style-name="T12">“</text:span><text:span text:style-name="T12">Rampart cannot be disengaged since Rahas is </text:span><text:span text:style-name="T12">engaged to &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Disengaging modules at service group level and the global level</text:p>
              </table:table-cell>
              <table:table-cell table:style-name="ce77" office:value-type="string">
                <text:p>Should not allow the user to delete the modules engaged at other levels. No such option should be provi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85" office:value-type="string">
                <text:p>Disengage any module at service level</text:p>
              </table:table-cell>
              <table:table-cell table:style-name="ce111" office:value-type="string">
                <text:p>Modules should be removed from the list and should display the message </text:p>
                <text:p/>
                <text:p><text:span text:style-name="T12">“</text:span><text:span text:style-name="T12">Module was disengaged from service </text:span><text:span text:style-name="T12">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85" office:value-type="string">
                <text:p>Engage a module, which has already being engaged</text:p>
              </table:table-cell>
              <table:table-cell table:style-name="ce111" office:value-type="string">
                <text:p>Should display the message </text:p>
                <text:p/>
                <text:p><text:span text:style-name="T12">“</text:span><text:span text:style-name="T12">&lt;module_name&gt; module is already engaged to </text:span><text:span text:style-name="T12">the &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85" office:value-type="string">
                <text:p>Try to engage a module, which has been engaged globally</text:p>
              </table:table-cell>
              <table:table-cell table:style-name="ce111" office:value-type="string">
                <text:p>Should display the message </text:p>
                <text:p><text:span text:style-name="T12"/></text:p>
                <text:p><text:span text:style-name="T12">“</text:span><text:span text:style-name="T12">&lt;module_name&gt; module is globally engaged. </text:span><text:span text:style-name="T12">You need not engage it to this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37"/>
              <table:table-cell table:style-name="ce85" office:value-type="string">
                <text:p>1. Engage a module for a service at the operation level</text:p>
                <text:p>2. Now go to the service level of the particular service and try to engage the same module</text:p>
              </table:table-cell>
              <table:table-cell table:style-name="ce113"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Transport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39"/>
              <table:table-cell table:style-name="ce77" office:value-type="string">
                <text:p>Click on the link “Manage Transports”</text:p>
              </table:table-cell>
              <table:table-cell table:style-name="ce106" office:value-type="string">
                <text:p>2. Protocols available should be listed in a combo box allowing the user to add them to the service <text:s/>2. Th protocols already added to the service should be listed under “Exposed Transport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1"/>
              <table:table-cell table:style-name="ce77" office:value-type="string">
                <text:p>1. Select a transport from the list</text:p>
                <text:p>2. Click on the button “Add”</text:p>
              </table:table-cell>
              <table:table-cell table:style-name="ce106" office:value-type="string">
                <text:p>Should display the following message </text:p>
                <text:p/>
                <text:p><text:span text:style-name="T12">“</text:span><text:span text:style-name="T12">Successfully exposed service &lt;service_name&gt; </text:span><text:span text:style-name="T12">via &lt;selected protocol&gt; transpor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1"/>
              <table:table-cell table:style-name="ce77" office:value-type="string">
                <text:p>Remove Transports</text:p>
              </table:table-cell>
              <table:table-cell table:style-name="ce106" office:value-type="string">
                <text:p>The transport should be removed from the list</text:p>
                <text:p/>
                <text:p>Should display the following message </text:p>
                <text:p><text:span text:style-name="T12"/></text:p>
                <text:p><text:span text:style-name="T12">“</text:span><text:span text:style-name="T12">Removed &lt;removed_protocol&gt; transport binding </text:span><text:span text:style-name="T12">for &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1"/>
              <table:table-cell table:style-name="ce77" office:value-type="string">
                <text:p>Add a transport which has already being added</text:p>
              </table:table-cell>
              <table:table-cell table:style-name="ce106" office:value-type="string">
                <text:p>Should display the message </text:p>
                <text:p><text:span text:style-name="T20"/></text:p>
                <text:p><text:span text:style-name="T12">“</text:span><text:span text:style-name="T12">Service &lt;service_name&gt; already contains the </text:span><text:span text:style-name="T12">&lt;protocol_name&gt; transport binding!”</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21"/>
              <table:table-cell table:style-name="ce77" office:value-type="string">
                <text:p>Try to remove all the transports</text:p>
              </table:table-cell>
              <table:table-cell table:style-name="ce106" office:value-type="string">
                <text:p>Should not allow to remove all the transports. At least one transport should be <text:s/>available</text:p>
                <text:p/>
                <text:p>Should display the following message </text:p>
                <text:p><text:span text:style-name="T12"/></text:p>
                <text:p><text:span text:style-name="T12">“</text:span><text:span text:style-name="T12">Cannot remove transport binding.</text:span></text:p>
                <text:p><text:span text:style-name="T12">A service must contain at least one transport </text:span><text:span text:style-name="T12">binding!”</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3" table:visibility="collapse">
              <table:table-cell/>
              <table:table-cell table:style-name="ce21"/>
              <table:table-cell table:style-name="ce78"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12" office:value-type="string">
                <text:p>Should prompt the following message </text:p>
                <text:p/>
                <text:p><text:span text:style-name="T12">“</text:span><text:span text:style-name="T12">Cannot add non-HTTPS transport binding for </text:span><text:span text:style-name="T12">Service [service_name] since the </text:span><text:span text:style-name="T12">"UsernameToken with Timestamp over HTTPS" </text:span><text:span text:style-name="T12">security scenario has been applied to this service.</text:span></text:p>
                <text:p><text:span text:style-name="T12"/></text:p>
                <text:p><text:span text:style-name="T12">This scenario requires the service to have only the </text:span><text:span text:style-name="T12">HTTPS transport binding”</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1"/>
              <table:table-cell table:style-name="ce78" office:value-type="string">
                <text:p>Try to remove the transport “https” when the security scenario “UsernameToken with Timestamp over HTTPS” is applied to the service</text:p>
              </table:table-cell>
              <table:table-cell table:style-name="ce112" office:value-type="string">
                <text:p>Should prompt the following message </text:p>
                <text:p><text:span text:style-name="T12"/></text:p>
                <text:p><text:span text:style-name="T12">“</text:span><text:span text:style-name="T12">HTTPS transport binding for Service </text:span><text:span text:style-name="T12">[service_name] cannot be removed since the </text:span><text:span text:style-name="T12">"UsernameToken with Timestamp over HTTPS" </text:span><text:span text:style-name="T12">security scenario has been applied to this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curity Configuration</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23" table:visibility="collapse">
              <table:table-cell/>
              <table:table-cell table:style-name="ce17"/>
              <table:table-cell table:style-name="ce77" office:value-type="string">
                <text:p>Click on the “Manage Security Configuration” link</text:p>
              </table:table-cell>
              <table:table-cell table:style-name="ce106" office:value-type="string">
                <text:p>The following options should be available</text:p>
                <text:p/>
                <text:p><text:tab/><text:span text:style-name="T11">● </text:span>UsernameToken with Timestamp over HTTPS</text:p>
                <text:p><text:tab/><text:span text:style-name="T11">● </text:span>Sign only</text:p>
                <text:p><text:tab/><text:span text:style-name="T11">● </text:span>Sign and encrypt - Basic 256</text:p>
                <text:p><text:tab/><text:span text:style-name="T11">● </text:span>Encrypt and sign - Basic 256</text:p>
                <text:p><text:tab/><text:span text:style-name="T11">● </text:span>Sign and encrypt with derived keys - Basic 256</text:p>
                <text:p><text:tab/><text:span text:style-name="T11">● </text:span>Sign and encrypt - TripleDES/RSA15</text:p>
                <text:p><text:tab/><text:span text:style-name="T11">● </text:span>Sign and encrypt - TripleDES/RSA15 - DK</text:p>
                <text:p><text:tab/><text:span text:style-name="T11">● </text:span>Sign and encrypt - TripleDES/RSA15 - DK - EncryptSignature</text:p>
                <text:p><text:tab/><text:span text:style-name="T11">● </text:span>Secure Conversation - Sign and encrypt - Basic128Rsa15</text:p>
                <text:p><text:tab/><text:span text:style-name="T11">● </text:span>Disable Securit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Add a security scenario to a service which does not have policies</text:p>
              </table:table-cell>
              <table:table-cell table:style-name="ce106" office:value-type="string">
                <text:p>When clicked on the “Policy” link given for the service, the correct policy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Add a security scenario to a service which has policies already</text:p>
              </table:table-cell>
              <table:table-cell table:style-name="ce106" office:value-type="string">
                <text:p>The old policy should be removed and the new policy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0"/>
              <table:table-cell table:style-name="ce77" office:value-type="string">
                <text:p>Try disabling policies from the services</text:p>
              </table:table-cell>
              <table:table-cell table:style-name="ce106" office:value-type="string">
                <text:p>The relevant policy should be removed from the list of policies</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8"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UsernameToken with Timestamp over HTTP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24" table:visibility="collapse">
              <table:table-cell/>
              <table:table-cell table:style-name="ce17"/>
              <table:table-cell table:style-name="ce77" office:value-type="string">
                <text:p>Select the radio button option “UsernameToken with Timestamp over HTTPS” and click on the button “Continue”</text:p>
              </table:table-cell>
              <table:table-cell table:style-name="ce106" office:value-type="string">
                <text:p>By default, the user role “admin” and the users “admin” and “user” should be displayed</text:p>
                <text:p/>
                <text:p>Should allow the user to assign users and roles to a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Add a new role through “Security &gt; Role Management”</text:p>
              </table:table-cell>
              <table:table-cell table:style-name="ce106" office:value-type="string">
                <text:p>The newly added role should be available under the frame “Assign user role to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Add a new user through “Security &gt; User Management”</text:p>
              </table:table-cell>
              <table:table-cell table:style-name="ce106" office:value-type="string">
                <text:p>The newly added user should be available under the frame “Assign user to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5"/>
              <table:table-cell table:style-name="ce77" office:value-type="string">
                <text:p>Assign a user/role to the service</text:p>
              </table:table-cell>
              <table:table-cell table:style-name="ce106" office:value-type="string">
                <text:p>1.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6"/>
              <table:table-cell table:style-name="ce114" office:value-type="string">
                <text:p>2. The transport “http” should be removed from the service and therefore the http EPRs should be removed from the “Service Management” page of the service</text:p>
              </table:table-cell>
              <table:table-cell table:style-name="ce140" table:content-validation-name="val1"/>
              <table:table-cell table:style-name="ce150" table:number-columns-repeated="249"/>
              <table:table-cell table:number-columns-repeated="2"/>
            </table:table-row>
            <table:table-row table:style-name="ro22" table:visibility="collapse">
              <table:table-cell/>
              <table:table-cell table:style-name="ce32"/>
              <table:table-cell table:style-name="ce86"/>
              <table:table-cell table:style-name="ce114" office:value-type="string">
                <text:p>3. Should not be able to add the “http” transport to the particular service. Should display the following message </text:p>
                <text:p/>
                <text:p><text:span text:style-name="T12">“</text:span><text:span text:style-name="T12">Cannot add non-HTTPS transport binding for </text:span><text:span text:style-name="T12">Service [version] since a security scenario which </text:span><text:span text:style-name="T12">requires the service to contain only the HTTPS </text:span><text:span text:style-name="T12">transport binding has been applied to this </text:span><text:span text:style-name="T12">service.”</text:span></text:p>
              </table:table-cell>
              <table:table-cell table:style-name="ce140"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only</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36"/>
              <table:table-cell table:style-name="ce38" office:value-type="string">
                <text:p>Select the radio button option “Sign only” and click on the button “Continue”</text:p>
              </table:table-cell>
              <table:table-cell table:style-name="ce107" office:value-type="string">
                <text:p>By default the wso2wsas.jks should be displayed under “Trusted Certificate Stores” and “Private Keystores”</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pply security scenario “Sign only” to the service</text:p>
              </table:table-cell>
              <table:table-cell table:style-name="ce107" office:value-type="string">
                <text:p>The module rampart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2"/>
              <table:table-cell table:style-name="ce38" office:value-type="string">
                <text:p>Apply security scenario “Sign only” to the service and try to invoke the DHTML client</text:p>
              </table:table-cell>
              <table:table-cell table:style-name="ce107" office:value-type="string">
                <text:p>Should not allow the user to invoke the DHTML client. Should give an error message</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40"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18"/>
              <table:table-cell table:style-name="ce38" office:value-type="string">
                <text:p>Select the radio button option “Sign and encrypt - Basic 256” and click on the button “Continue”</text:p>
              </table:table-cell>
              <table:table-cell table:style-name="ce107" office:value-type="string">
                <text:p>By default the wso2wsas.jks should be displayed under “Trusted Certificate Stores” and “Private Keystores”</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pply security scenario “Sign and encrypt - Basic 256” to the service</text:p>
              </table:table-cell>
              <table:table-cell table:style-name="ce107" office:value-type="string">
                <text:p>The module rampart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38" office:value-type="string">
                <text:p>Try to disengage the module “rampart1.1”</text:p>
              </table:table-cell>
              <table:table-cell table:style-name="ce107"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1"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pply security scenario “Sign and encrypt - Basic 256” to the service and try to invoke the DHTML client</text:p>
              </table:table-cell>
              <table:table-cell table:style-name="ce107" office:value-type="string">
                <text:p>Should not allow the user to invoke the DHTML client. Should give an error message</text:p>
              </table:table-cell>
              <table:table-cell table:style-name="ce141"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41"/>
              <table:table-cell table:style-name="ce38" office:value-type="string">
                <text:p>Select the radio button option “Encrypt and sign - Basic 256” and click on the button “Continue”</text:p>
              </table:table-cell>
              <table:table-cell table:style-name="ce107" office:value-type="string">
                <text:p>By default the wso2wsas.jks should be displayed under “Trusted Certificate Stores” and “Private Keystores”</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pply security scenario “Encrypt and sign - Basic 256” to the service</text:p>
              </table:table-cell>
              <table:table-cell table:style-name="ce107" office:value-type="string">
                <text:p>The module rampart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38" office:value-type="string">
                <text:p>Try to disengage the module “rampart1.1”</text:p>
              </table:table-cell>
              <table:table-cell table:style-name="ce107"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42"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2"/>
              <table:table-cell table:style-name="ce38" office:value-type="string">
                <text:p>Apply security scenario “Encrypt and sign - Basic 256” to the service and try to invoke the DHTML client</text:p>
              </table:table-cell>
              <table:table-cell table:style-name="ce107" office:value-type="string">
                <text:p>Should not allow the user to invoke the DHTML client. Should give an error message</text:p>
              </table:table-cell>
              <table:table-cell table:style-name="ce142"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ign and encrypt with derived keys - Basic 256”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4" office:value-type="string">
                <text:p>Apply security scenario “Sign and encrypt with derived keys - Basic 256”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text:p>
              </table:table-cell>
              <table:table-cell table:style-name="ce106"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with derived keys - Basic 256” to the service and try to invoke the DHTML client</text:p>
              </table:table-cell>
              <table:table-cell table:style-name="ce106" office:value-type="string">
                <text:p>Should not allow the user to invoke 'TryI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41"/>
              <table:table-cell table:style-name="ce77" office:value-type="string">
                <text:p>Select the radio button option “Sign and encrypt – TripleDES/RSA15”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4" office:value-type="string">
                <text:p>Apply security scenario “Sign and encrypt – TripleDES/RSA15”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 TripleDES/RSA15” to the service and try to invoke the DHTML client</text:p>
              </table:table-cell>
              <table:table-cell table:style-name="ce106" office:value-type="string">
                <text:p>Should not allow the user to invoke the DHTML clien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ign and encrypt – TripleDES/RSA15 – DK”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4" office:value-type="string">
                <text:p>Apply security scenario “Sign and encrypt – TripleDES/RSA15 – DK”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 TripleDES/RSA15 – DK” to the service and try to invoke the DHTML client</text:p>
              </table:table-cell>
              <table:table-cell table:style-name="ce106" office:value-type="string">
                <text:p>Should not allow the user to invoke the DHTML clien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ign and encrypt – TripleDES/RSA15 – DK – EncryptSignature”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84" office:value-type="string">
                <text:p>Apply security scenario “Sign and encrypt – TripleDES/RSA15 – DK – EncryptSignature”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 TripleDES/RSA15 - DK – EncryptSignature” to the service and try to invoke the DHTML client</text:p>
              </table:table-cell>
              <table:table-cell table:style-name="ce106" office:value-type="string">
                <text:p>Should not allow the user to invoke the DHTML clien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6" table:visibility="collapse">
              <table:table-cell/>
              <table:table-cell table:style-name="ce41"/>
              <table:table-cell table:style-name="ce38" office:value-type="string">
                <text:p>Select the radio button option “UsernameToken with Timestamp over HTTPS” and click on the button “Continue”</text:p>
              </table:table-cell>
              <table:table-cell table:style-name="ce38" office:value-type="string">
                <text:p>By default, the user role “admin” and the users “admin” and “user” should be displayed</text:p>
                <text:p/>
                <text:p>Should allow the user to assign users and roles to a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dd a new role through “Security &gt; Role Management”</text:p>
              </table:table-cell>
              <table:table-cell table:style-name="ce38" office:value-type="string">
                <text:p>The newly added role should be available under the frame “Assign user role to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dd a new role through “Security &gt; User Management”</text:p>
              </table:table-cell>
              <table:table-cell table:style-name="ce38" office:value-type="string">
                <text:p>The newly added user should be available under the frame “Assign user to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38" office:value-type="string">
                <text:p>Assign a user/role to the service</text:p>
              </table:table-cell>
              <table:table-cell table:style-name="ce38" office:value-type="string">
                <text:p>1. The transport “http” should be removed from the service and therefore the http EPRs should be removed from the “Service Management” page of the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38"/>
              <table:table-cell table:style-name="ce38" office:value-type="string">
                <text:p>2. Should not be able to add the “http” transport to the particular service. Should display the following message </text:p>
                <text:p/>
                <text:p><text:span text:style-name="T12">“</text:span><text:span text:style-name="T12">Cannot add non-HTTPS transport binding for </text:span><text:span text:style-name="T12">Service [version] since a security scenario which </text:span><text:span text:style-name="T12">requires the service to contain only the HTTPS </text:span><text:span text:style-name="T12">transport binding has been applied to this </text:span><text:span text:style-name="T12">service.”</text:span></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2"/>
              <table:table-cell table:style-name="ce38" office:value-type="string">
                <text:p>Apply security scenario “Sign and encrypt - Basic128Rsa15 - bootstrap – UT” to the service</text:p>
              </table:table-cell>
              <table:table-cell table:style-name="ce38" office:value-type="string">
                <text:p>The module rampart1.1 and rahas-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2"/>
              <table:table-cell table:style-name="ce38" office:value-type="string">
                <text:p>Try to disengage the module “rampart1.1”</text:p>
              </table:table-cell>
              <table:table-cell table:style-name="ce38" office:value-type="string">
                <text:p>Should display the following message </text:p>
                <text:p/>
                <text:p><text:span text:style-name="T12">“</text:span><text:span text:style-name="T12">Rampart cannot be disengaged since Subtraction </text:span><text:span text:style-name="T12">service is associated with a security scenario.”</text:span></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32"/>
              <table:table-cell table:style-name="ce38" office:value-type="string">
                <text:p>Try to disengage the module “rahas1.1”</text:p>
              </table:table-cell>
              <table:table-cell table:style-name="ce38" office:value-type="string">
                <text:p>Should display the following message </text:p>
                <text:p><text:span text:style-name="T20"/></text:p>
                <text:p><text:span text:style-name="T12">“</text:span><text:span text:style-name="T12">Rahas cannot be disengaged since Subtraction </text:span><text:span text:style-name="T12">service is associated with a security scenario </text:span><text:span text:style-name="T12">which requires the Rahas module.”</text:span></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ecure Conversation - Sign and encrypt - Basic128Rsa15 - bootstrap - dk encr/sig” and click on the button “Continue”</text:p>
              </table:table-cell>
              <table:table-cell table:style-name="ce108" office:value-type="string">
                <text:p>By default the wso2wsas.jks should be displayed under “Trusted Certificate Stores” and “Private Keystores”</text:p>
              </table:table-cell>
              <table:table-cell table:style-name="ce138"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84" office:value-type="string">
                <text:p>Apply security scenario “Secure Conversation - Sign and encrypt - Basic128Rsa15 - bootstrap - dk encr/sig” to the service</text:p>
              </table:table-cell>
              <table:table-cell table:style-name="ce107" office:value-type="string">
                <text:p>The module rampart1.1 should be engaged to the service automatically</text:p>
              </table:table-cell>
              <table:table-cell table:style-name="ce137" table:content-validation-name="val1"/>
              <table:table-cell table:style-name="ce150" office:value-type="string">
                <text:p>Both rahas and rampart were engaged</text:p>
              </table:table-cell>
              <table:table-cell table:style-name="ce150" table:number-columns-repeated="248"/>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text:span><text:span text:style-name="T12">service is associated with a security scenario.”</text:span></text:p>
              </table:table-cell>
              <table:table-cell table:style-name="ce137" table:content-validation-name="val1"/>
              <table:table-cell table:style-name="ce150" table:number-columns-repeated="249"/>
              <table:table-cell table:number-columns-repeated="2"/>
            </table:table-row>
            <table:table-row table:style-name="ro6" table:visibility="collapse">
              <table:table-cell/>
              <table:table-cell table:style-name="ce32"/>
              <table:table-cell table:style-name="ce84" office:value-type="string">
                <text:p>Apply security scenario “Secure Conversation - Sign and encrypt - Basic128Rsa15 - bootstrap - dk encr/sig” to the service and try to invoke the DHTML client</text:p>
              </table:table-cell>
              <table:table-cell table:style-name="ce106" office:value-type="string">
                <text:p>Should not allow the user to invoke the DHTML client. Should give an error message</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Unsecured</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41"/>
              <table:table-cell table:style-name="ce38" office:value-type="string">
                <text:p>Select the radio button option “Unsecured” and click on the button “Continue”</text:p>
              </table:table-cell>
              <table:table-cell table:style-name="ce107" office:value-type="string">
                <text:p>The security configurations added to the particular service should be removed</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2"/>
              <table:table-cell table:style-name="ce38" office:value-type="string">
                <text:p>Check the modules engaged to the service after setting the “Unsecured” option</text:p>
              </table:table-cell>
              <table:table-cell table:style-name="ce107" office:value-type="string">
                <text:p>The module rampart1.1 should be disengaged from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Edit Service Parameter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17"/>
              <table:table-cell table:style-name="ce77" office:value-type="string">
                <text:p>Add parameters to any service</text:p>
              </table:table-cell>
              <table:table-cell table:style-name="ce106" office:value-type="string">
                <text:p>The parameters should be add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F</text:p>
              </table:table-cell>
              <table:table-cell table:style-name="ce150" office:value-type="string">
                <text:p>WSAS-283</text:p>
              </table:table-cell>
              <table:table-cell table:style-name="ce150" table:number-columns-repeated="248"/>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F</text:p>
              </table:table-cell>
              <table:table-cell table:style-name="ce150" office:value-type="string">
                <text:p>WSAS-283</text:p>
              </table:table-cell>
              <table:table-cell table:style-name="ce150" table:number-columns-repeated="248"/>
              <table:table-cell table:number-columns-repeated="2"/>
            </table:table-row>
            <table:table-row table:style-name="ro6" table:visibility="collapse">
              <table:table-cell/>
              <table:table-cell table:style-name="ce35"/>
              <table:table-cell table:style-name="ce77" office:value-type="string">
                <text:p>1. Change the parameter values, click on the button “Update” to save the changed parameters</text:p>
                <text:p>2. Deactivate the service</text:p>
                <text:p>3. Activate the service again</text:p>
              </table:table-cell>
              <table:table-cell table:style-name="ce106" office:value-type="string">
                <text:p>Parameters should be persisted</text:p>
              </table:table-cell>
              <table:table-cell table:style-name="ce134" table:content-validation-name="val1" office:value-type="string">
                <text:p>F</text:p>
              </table:table-cell>
              <table:table-cell table:style-name="ce150" office:value-type="string">
                <text:p>WSAS-283</text:p>
              </table:table-cell>
              <table:table-cell table:style-name="ce150" table:number-columns-repeated="248"/>
              <table:table-cell table:number-columns-repeated="2"/>
            </table:table-row>
            <table:table-row table:style-name="ro7" table:visibility="collapse">
              <table:table-cell/>
              <table:table-cell table:style-name="ce41"/>
              <table:table-cell table:style-name="ce77" office:value-type="string">
                <text:p>Try adding an XML as the parameter value</text:p>
              </table:table-cell>
              <table:table-cell table:style-name="ce108" office:value-type="string">
                <text:p>The xml should be saved as the way it is (With the relevant tag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3"/>
              <table:table-cell table:style-name="ce77" office:value-type="string">
                <text:p>Try adding invalid characters when adding the parameter</text:p>
              </table:table-cell>
              <table:table-cell table:style-name="ce106" office:value-type="string">
                <text:p>Should display the message </text:p>
                <text:p/>
                <text:p><text:span text:style-name="T15">“</text:span><text:span text:style-name="T18">Parameter name contains an invalid character</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Edit Service Policie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8" table:visibility="collapse">
              <table:table-cell/>
              <table:table-cell table:style-name="ce17"/>
              <table:table-cell table:style-name="ce77" office:value-type="string">
                <text:p>1. Update service policies</text:p>
                <text:p>2. Restart server</text:p>
                <text:p>3. Check policies</text:p>
              </table:table-cell>
              <table:table-cell table:style-name="ce106" office:value-type="string">
                <text:p>Service policies should be updated and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Make the policy malformed and update</text:p>
                <text:p/>
                <text:p>If malformed policies are added a proper error message should be given</text:p>
              </table:table-cell>
              <table:table-cell table:style-name="ce106" office:value-type="string">
                <text:p>Should display the message</text:p>
                <text:p/>
                <text:p><text:span text:style-name="T12">“</text:span><text:span text:style-name="T12">ID Attribute not found in Policy element. Please </text:span><text:span text:style-name="T12">verify that the policy XML is vali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8" office:value-type="string">
                <text:p>1. Make a change to a policy</text:p>
                <text:p>2. Update the policy</text:p>
                <text:p>3. Go to “Services” and click on the link “Policy” of the relevant service</text:p>
              </table:table-cell>
              <table:table-cell table:style-name="ce106" office:value-type="string">
                <text:p>The changes done should be applied in the particular policy given in the “Service &amp; Service Group Management”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1. Add a new security configuration through “Manage Security Configuration”</text:p>
                <text:p>2. Go to “Services -&gt; &lt;service_name&gt; -&gt; Edit Service Policies</text:p>
              </table:table-cell>
              <table:table-cell table:style-name="ce106" office:value-type="string">
                <text:p>A new policy should be available allowing the user to do chang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7"/>
              <table:table-cell table:style-name="ce77" office:value-type="string">
                <text:p>1. Disable security configuration through “Manage Security Configuration” </text:p>
                <text:p>2. Go to “Services -&gt; &lt;service_name&gt; -&gt; Edit Service Policies</text:p>
              </table:table-cell>
              <table:table-cell table:style-name="ce106" office:value-type="string">
                <text:p>The relevant policy should be removed from the list of policies from the “Security Configuration” p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Generate Client</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22" table:visibility="collapse">
              <table:table-cell/>
              <table:table-cell table:style-name="ce17"/>
              <table:table-cell table:style-name="ce77"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06" office:value-type="string">
                <text:p>A jar file should be created and should allow the user to downloa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0"/>
              <table:table-cell table:style-name="ce77" office:value-type="string">
                <text:p>Write sample clients for each of the above with all of the combinations and test if the code generated are working fine</text:p>
              </table:table-cell>
              <table:table-cell table:style-name="ce106" office:value-type="string">
                <text:p>Should produce the expected results</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Try invalid characters for the package name</text:p>
              </table:table-cell>
              <table:table-cell table:style-name="ce106" office:value-type="string">
                <text:p>Should display the message </text:p>
                <text:p/>
                <text:p><text:span text:style-name="T12">“</text:span><text:span text:style-name="T12">Package name is not valid under Java package </text:span><text:span text:style-name="T12">naming conventions”</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7"/>
              <table:table-cell table:style-name="ce77" office:value-type="string">
                <text:p>Try to create the clients without a package name</text:p>
              </table:table-cell>
              <table:table-cell table:style-name="ce106" office:value-type="string">
                <text:p>Should display the following message </text:p>
                <text:p/>
                <text:p><text:span text:style-name="T12">“</text:span><text:span text:style-name="T12">Package name is mandator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Try it</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9"/>
              <table:table-cell table:style-name="ce77" office:value-type="string">
                <text:p>Invoke the operations</text:p>
              </table:table-cell>
              <table:table-cell table:style-name="ce106" office:value-type="string">
                <text:p>The results should be generated correct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Specify a character value for an operation which expects an integer value</text:p>
              </table:table-cell>
              <table:table-cell table:style-name="ce106" office:value-type="string">
                <text:p>An axis fault exception should be throw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35"/>
              <table:table-cell table:style-name="ce77" office:value-type="string">
                <text:p>Check breadcrumbs</text:p>
              </table:table-cell>
              <table:table-cell table:style-name="ce106"/>
              <table:table-cell table:style-name="ce134" table:content-validation-name="val1" office:value-type="string">
                <text:p>F</text:p>
              </table:table-cell>
              <table:table-cell table:style-name="ce150" office:value-type="string">
                <text:p>No breadcrumbs available in new TryIt</text:p>
              </table:table-cell>
              <table:table-cell table:style-name="ce150" table:number-columns-repeated="248"/>
              <table:table-cell table:number-columns-repeated="2"/>
            </table:table-row>
          </table:table-row-group>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39" office:value-type="string" table:number-columns-spanned="4" table:number-rows-spanned="1">
            <text:p>Module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9" table:visibility="collapse">
            <table:table-cell/>
            <table:table-cell table:style-name="ce17"/>
            <table:table-cell table:style-name="ce77" office:value-type="string">
              <text:p>Test the links given as module names</text:p>
            </table:table-cell>
            <table:table-cell table:style-name="ce106" office:value-type="string">
              <text:p>1. Should display the Module Information</text:p>
              <text:p/>
              <text:p>2. Should display the links <text:s/></text:p>
              <text:p><text:s text:c="8"/>- Configure Parameters</text:p>
              <text:p><text:s text:c="8"/>- Configure Polici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77" office:value-type="string">
              <text:p>Globally engage the modules Sandesha2, Rampart, Rahas, Throttle and Addressing modules</text:p>
            </table:table-cell>
            <table:table-cell table:style-name="ce106" office:value-type="string">
              <text:p>The module should be engaged globally</text:p>
              <text:p/>
              <text:p>Should display the message </text:p>
              <text:p/>
              <text:p><text:span text:style-name="T12">“</text:span><text:span text:style-name="T12">&lt;module_name&gt; was successfully engaged </text:span><text:span text:style-name="T12">globa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77" office:value-type="string">
              <text:p>Disengage any module</text:p>
            </table:table-cell>
            <table:table-cell table:style-name="ce106" office:value-type="string">
              <text:p>The module should be removed</text:p>
              <text:p/>
              <text:p>The following message should be displayed </text:p>
              <text:p><text:span text:style-name="T12"/></text:p>
              <text:p><text:span text:style-name="T12">“</text:span><text:span text:style-name="T12">The module &lt;module_name&gt; disengaged </text:span><text:span text:style-name="T12">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77" office:value-type="string">
              <text:p>Try to remove the module rampart when a security scenario has been attached to any service</text:p>
            </table:table-cell>
            <table:table-cell table:style-name="ce106" office:value-type="string">
              <text:p>Should not allow the user to remove the module.</text:p>
              <text:p/>
              <text:p>Should display the message</text:p>
              <text:p><text:span text:style-name="T12">“</text:span><text:span text:style-name="T12">Rampart cannot be disengaged since Adding </text:span><text:span text:style-name="T12">service is 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Remove any module which is not engaged globally – on windows</text:p>
            </table:table-cell>
            <table:table-cell table:style-name="ce106" office:value-type="string">
              <text:p>The module should be removed successfully and prompts to restart the server</text:p>
              <text:p/>
              <text:p><text:span text:style-name="T15"/></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18"/>
            <table:table-cell table:style-name="ce77" office:value-type="string">
              <text:p>Upload a MAR file</text:p>
            </table:table-cell>
            <table:table-cell table:style-name="ce106" office:value-type="string">
              <text:p>The module should be engag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Upload an invalid MAR</text:p>
            </table:table-cell>
            <table:table-cell table:style-name="ce106" office:value-type="string">
              <text:p>The module should not be engaged</text:p>
              <text:p/>
              <text:p>Should indicate that the mar is faulty</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Upload a file which is not a .mar file</text:p>
            </table:table-cell>
            <table:table-cell table:style-name="ce106" office:value-type="string">
              <text:p>Should display the following message </text:p>
              <text:p/>
              <text:p><text:span text:style-name="T12">“</text:span><text:span text:style-name="T12">File upload FAILED. Illegal file type. Only .mar </text:span><text:span text:style-name="T12">files can be upload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3" table:visibility="collapse">
            <table:table-cell/>
            <table:table-cell table:style-name="ce35"/>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35"/>
            <table:table-cell table:style-name="ce77"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06" office:value-type="string">
              <text:p>Should not be able to do any operation on the console after engaging the module globally</text:p>
            </table:table-cell>
            <table:table-cell table:style-name="ce134" table:content-validation-name="val1" office:value-type="string">
              <text:p>F</text:p>
            </table:table-cell>
            <table:table-cell table:style-name="ce150" office:value-type="string">
              <text:p>Throttling does not work in RC1</text:p>
            </table:table-cell>
            <table:table-cell table:style-name="ce150" table:number-columns-repeated="248"/>
            <table:table-cell table:number-columns-repeated="2"/>
          </table:table-row>
          <table:table-row table:style-name="ro6" table:visibility="collapse">
            <table:table-cell/>
            <table:table-cell table:style-name="ce35"/>
            <table:table-cell table:style-name="ce77" office:value-type="string">
              <text:p>1. Do changes to the policy of the throttle module E.g. :- Set the following parameter &lt;throttle:MaximumCount&gt;8&lt;/throttle:MaximumCount&gt; 2. Engage the module at global level</text:p>
            </table:table-cell>
            <table:table-cell table:style-name="ce106" office:value-type="string">
              <text:p>Should not be able to do any operations after 8 hits</text:p>
            </table:table-cell>
            <table:table-cell table:style-name="ce134" table:content-validation-name="val1" office:value-type="string">
              <text:p>F</text:p>
            </table:table-cell>
            <table:table-cell table:style-name="ce150" table:number-columns-repeated="249"/>
            <table:table-cell table:number-columns-repeated="2"/>
          </table:table-row>
          <table:table-row table:style-name="ro6" table:visibility="collapse">
            <table:table-cell/>
            <table:table-cell table:style-name="ce35"/>
            <table:table-cell table:style-name="ce77" office:value-type="string">
              <text:p>1. Do changes to the policy of the throttle module E.g. :- Set the following parameter &lt;throttle:MaximumCount&gt;8&lt;/throttle:MaximumCount&gt; 2. Engage the module at the service level</text:p>
            </table:table-cell>
            <table:table-cell table:style-name="ce106" office:value-type="string">
              <text:p>Should be able to access the DHTML client for 8 times and if it exceeds 8 times, should not allow to access the client</text:p>
            </table:table-cell>
            <table:table-cell table:style-name="ce134" table:content-validation-name="val1" office:value-type="string">
              <text:p>F</text:p>
            </table:table-cell>
            <table:table-cell table:style-name="ce150" table:number-columns-repeated="249"/>
            <table:table-cell table:number-columns-repeated="2"/>
          </table:table-row>
          <table:table-row table:style-name="ro22" table:visibility="collapse">
            <table:table-cell/>
            <table:table-cell table:style-name="ce35"/>
            <table:table-cell table:style-name="ce77"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06" office:value-type="string">
              <text:p>Should not be able to do any operations on the management console only during the period which is specified in this parameter. After the specified time is passed, should be able to do any operation</text:p>
            </table:table-cell>
            <table:table-cell table:style-name="ce134" table:content-validation-name="val1" office:value-type="string">
              <text:p>F</text:p>
            </table:table-cell>
            <table:table-cell table:style-name="ce150" table:number-columns-repeated="249"/>
            <table:table-cell table:number-columns-repeated="2"/>
          </table:table-row>
          <table:table-row table:style-name="ro8" table:visibility="collapse">
            <table:table-cell/>
            <table:table-cell table:style-name="ce35"/>
            <table:table-cell table:style-name="ce77" office:value-type="string">
              <text:p>Set the following parameter to about 800000 milliseconds</text:p>
              <text:p>&lt;throttle:UnitTime&gt;800000&lt;/throttle:UnitTime&gt;</text:p>
            </table:table-cell>
            <table:table-cell table:style-name="ce106" office:value-type="string">
              <text:p>Assume that the user made 7 hits in 800000 milliseconds and try to make the 8<text:span text:style-name="T21">th</text:span> hit after the time specified has passed, he should not be able to do so</text:p>
            </table:table-cell>
            <table:table-cell table:style-name="ce134" table:content-validation-name="val1" office:value-type="string">
              <text:p>F</text:p>
            </table:table-cell>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Modules &gt; Configure Parameter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17"/>
            <table:table-cell table:style-name="ce77" office:value-type="string">
              <text:p>Add parameters to any operation</text:p>
            </table:table-cell>
            <table:table-cell table:style-name="ce106" office:value-type="string">
              <text:p>The parameters should be add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3"/>
            <table:table-cell table:style-name="ce77" office:value-type="string">
              <text:p>Try adding invalid characters when adding the parameter</text:p>
            </table:table-cell>
            <table:table-cell table:style-name="ce106" office:value-type="string">
              <text:p>Should display the message </text:p>
              <text:p/>
              <text:p><text:span text:style-name="T15">“</text:span><text:span text:style-name="T18">Parameter name contains an invalid character</text:span><text:span text:style-name="T15">”</text:span></text:p>
            </table:table-cell>
            <table:table-cell table:style-name="ce138"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77"/>
          <table:table-cell table:style-name="ce106"/>
          <table:table-cell table:style-name="ce138"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Modules &gt; Configure Policie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8" table:visibility="collapse">
            <table:table-cell/>
            <table:table-cell table:style-name="ce17"/>
            <table:table-cell table:style-name="ce77" office:value-type="string">
              <text:p>1. Update service policies</text:p>
              <text:p>2. Restart server</text:p>
              <text:p>3. Check policies</text:p>
            </table:table-cell>
            <table:table-cell table:style-name="ce106" office:value-type="string">
              <text:p>Service policies should be updated and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5"/>
            <table:table-cell table:style-name="ce77" office:value-type="string">
              <text:p>Make the policy malformed and update</text:p>
              <text:p/>
              <text:p>If malformed policies are added a proper error message should be given</text:p>
            </table:table-cell>
            <table:table-cell table:style-name="ce106" office:value-type="string">
              <text:p>Should display the message</text:p>
              <text:p/>
              <text:p><text:span text:style-name="T12">“</text:span><text:span text:style-name="T12">ID Attribute not found in Policy element. Please </text:span><text:span text:style-name="T12">verify that the policy XML is valid.”</text:span></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curity</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7" table:visibility="collapse">
            <table:table-cell/>
            <table:table-cell table:style-name="ce9"/>
            <table:table-cell table:style-name="ce21" office:value-type="string">
              <text:p>Click on “Security” </text:p>
            </table:table-cell>
            <table:table-cell table:style-name="ce77" office:value-type="string">
              <text:p>The two links “Role Management” and “User Management” should be availabl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number-columns-repeated="2"/>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Users &gt; Role Management</text:p>
          </table:table-cell>
          <table:covered-table-cell table:style-name="ce19"/>
          <table:covered-table-cell table:style-name="ce82"/>
          <table:covered-table-cell table:style-name="ce136"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17"/>
            <table:table-cell table:style-name="ce19" office:value-type="string">
              <text:p>Add a new role</text:p>
            </table:table-cell>
            <table:table-cell table:style-name="ce82" office:value-type="string">
              <text:p>The new role should be listed in the grid</text:p>
              <text:p/>
              <text:p>Should display the message :</text:p>
              <text:p><text:span text:style-name="T12">“</text:span><text:span text:style-name="T12">User role was added successfully”</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Add the same role again</text:p>
            </table:table-cell>
            <table:table-cell table:style-name="ce77" office:value-type="string">
              <text:p>The role should not be added</text:p>
              <text:p/>
              <text:p>Should display the message:</text:p>
              <text:p><text:span text:style-name="T12">“</text:span><text:span text:style-name="T12">User role already exists”</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Delete the role</text:p>
            </table:table-cell>
            <table:table-cell table:style-name="ce77" office:value-type="string">
              <text:p>The role should be removed from the grid</text:p>
              <text:p/>
              <text:p>Should display the message:</text:p>
              <text:p><text:span text:style-name="T12">“</text:span><text:span text:style-name="T12">Role &lt;role_name&gt; deleted successfully”</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Try to add a user with a blank name</text:p>
            </table:table-cell>
            <table:table-cell table:style-name="ce77" office:value-type="string">
              <text:p>Should not allow to create a role with a blank name</text:p>
              <text:p/>
              <text:p>Should prompt the message </text:p>
              <text:p><text:span text:style-name="T12">“</text:span><text:span text:style-name="T12">Please enter a valid Role name.”</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35"/>
            <table:table-cell table:style-name="ce21" office:value-type="string">
              <text:p>Should not allow to delete the admin role</text:p>
            </table:table-cell>
            <table:table-cell table:style-name="ce77" office:value-type="string">
              <text:p>Should not remove the admin role</text:p>
              <text:p/>
              <text:p>Should display the message:</text:p>
              <text:p><text:span text:style-name="T12">“</text:span><text:span text:style-name="T12">You cannot delete the default admin role!”</text:span></text:p>
            </table:table-cell>
            <table:table-cell table:style-name="ce134" table:content-validation-name="val1"/>
            <table:table-cell table:style-name="ce150" table:number-columns-repeated="249"/>
            <table:table-cell table:number-columns-repeated="2"/>
          </table:table-row>
          <table:table-row table:style-name="ro22" table:visibility="collapse">
            <table:table-cell/>
            <table:table-cell table:style-name="ce35"/>
            <table:table-cell table:style-name="ce21"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77" office:value-type="string">
              <text:p>Should not allow the user to remove the user role</text:p>
              <text:p/>
              <text:p>Should give the following message</text:p>
              <text:p><text:span text:style-name="T12">“</text:span><text:span text:style-name="T12">Role '&lt;role_name&gt;' cannot be deleted. since it is </text:span><text:span text:style-name="T12">associated with users; &lt;user_name&gt;, having only </text:span><text:span text:style-name="T12">this role. Assign these users with a different role </text:span><text:span text:style-name="T12">before trying to delete this role.”</text:span></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8"/>
          <table:table-cell table:style-name="ce36"/>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Users &gt; User Management</text:p>
          </table:table-cell>
          <table:covered-table-cell table:style-name="ce19"/>
          <table:covered-table-cell table:style-name="ce82"/>
          <table:covered-table-cell table:style-name="ce136" table:content-validation-name="val1"/>
          <table:table-cell table:style-name="ce150" table:number-columns-repeated="249"/>
          <table:table-cell table:number-columns-repeated="2"/>
        </table:table-row>
        <table:table-row-group table:display="false">
          <table:table-row table:style-name="ro17" table:visibility="collapse">
            <table:table-cell/>
            <table:table-cell table:style-name="ce42"/>
            <table:table-cell table:style-name="ce19" office:value-type="string">
              <text:p>Add a user</text:p>
              <text:p/>
              <text:p/>
            </table:table-cell>
            <table:table-cell table:style-name="ce82" office:value-type="string">
              <text:p>1. Should list the user in the grid</text:p>
              <text:p/>
              <text:p>2. Should display the message </text:p>
              <text:p><text:span text:style-name="T12">“</text:span><text:span text:style-name="T12">User with username &lt;user_name&gt; successfully </text:span><text:span text:style-name="T12">added”</text:span></text:p>
              <text:p><text:span text:style-name="T12"/></text:p>
              <text:p><text:span text:style-name="T22">3. The user role “admin” should be added automatically</text:span></text:p>
            </table:table-cell>
            <table:table-cell table:style-name="ce135" table:content-validation-name="val1"/>
            <table:table-cell table:style-name="ce150" table:number-columns-repeated="249"/>
            <table:table-cell table:number-columns-repeated="2"/>
          </table:table-row>
          <table:table-row table:style-name="ro7" table:visibility="collapse">
            <table:table-cell/>
            <table:table-cell table:style-name="ce18"/>
            <table:table-cell table:style-name="ce21" office:value-type="string">
              <text:p>Add the same user again</text:p>
            </table:table-cell>
            <table:table-cell table:style-name="ce77" office:value-type="string">
              <text:p>Should display the message </text:p>
              <text:p><text:span text:style-name="T12">“</text:span><text:span text:style-name="T12">User with username &lt;user_name&gt; already exists </text:span><text:span text:style-name="T12">!”</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Try to add a user with a blank name</text:p>
            </table:table-cell>
            <table:table-cell table:style-name="ce77" office:value-type="string">
              <text:p>Should not allow the user to create a user with a blank name</text:p>
              <text:p/>
              <text:p>The following message should be prompted</text:p>
              <text:p><text:span text:style-name="T12">“</text:span><text:span text:style-name="T12">Please enter a valid username.”</text:span></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18"/>
            <table:table-cell table:style-name="ce21" office:value-type="string">
              <text:p>Try to create a user without specifying any value to the filed “Password”</text:p>
            </table:table-cell>
            <table:table-cell table:style-name="ce77" office:value-type="string">
              <text:p>Should display the message </text:p>
              <text:p><text:span text:style-name="T12">“</text:span><text:span text:style-name="T12">Please enter the password.”</text:span></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18"/>
            <table:table-cell table:style-name="ce21" office:value-type="string">
              <text:p>Try to create a user without specifying any value to the filed “Retype Password”</text:p>
            </table:table-cell>
            <table:table-cell table:style-name="ce77" office:value-type="string">
              <text:p>Should display the message </text:p>
              <text:p><text:span text:style-name="T12">“</text:span><text:span text:style-name="T12">Password and Retyped password does not </text:span><text:span text:style-name="T12">match”</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18"/>
            <table:table-cell table:style-name="ce87" office:value-type="string">
              <text:p>1. Click on the icon to edit the user details</text:p>
              <text:p>2. Change the password</text:p>
              <text:p>3.Try to login to the console using the new password</text:p>
            </table:table-cell>
            <table:table-cell table:style-name="ce77" office:value-type="string">
              <text:p>Should be able to login using the new password</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18"/>
            <table:table-cell table:style-name="ce87" office:value-type="string">
              <text:p>Through the “Edit user” page, click on the button “Change password” without specifying the old password</text:p>
            </table:table-cell>
            <table:table-cell table:style-name="ce77" office:value-type="string">
              <text:p>The following message should be displayed</text:p>
              <text:p/>
              <text:p><text:span text:style-name="T12">“</text:span><text:span text:style-name="T12">Old password cannot be empty”</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18"/>
            <table:table-cell table:style-name="ce87" office:value-type="string">
              <text:p>Through the “Edit user” page, click on the button “Change password” without specifying the new password</text:p>
            </table:table-cell>
            <table:table-cell table:style-name="ce77" office:value-type="string">
              <text:p>The following message should be displayed</text:p>
              <text:p/>
              <text:p><text:span text:style-name="T12">“</text:span><text:span text:style-name="T12">New password cannot be empty”</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Through the “Edit user” page, click on the button “Change password” without specifying the retype password or after typing a password which does not match with the new password</text:p>
            </table:table-cell>
            <table:table-cell table:style-name="ce77" office:value-type="string">
              <text:p>The following message should be displayed</text:p>
              <text:p/>
              <text:p><text:span text:style-name="T12">“</text:span><text:span text:style-name="T12">Password and Retyped password does not </text:span><text:span text:style-name="T12">match”</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18"/>
            <table:table-cell table:style-name="ce87" office:value-type="string">
              <text:p>Through the “Edit user” page, specify an invalid password as the old password</text:p>
            </table:table-cell>
            <table:table-cell table:style-name="ce77" office:value-type="string">
              <text:p>The password should not be changed</text:p>
              <text:p/>
              <text:p>Should display the message </text:p>
              <text:p><text:span text:style-name="T12">“</text:span><text:span text:style-name="T12">Password update failed. Please recheck your old </text:span><text:span text:style-name="T12">password.”</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18"/>
            <table:table-cell table:style-name="ce87" office:value-type="string">
              <text:p>Changing the role of a user</text:p>
            </table:table-cell>
            <table:table-cell table:style-name="ce77" office:value-type="string">
              <text:p>The new role should be displayed along with the rest of the roles assigned for the particular user</text:p>
              <text:p/>
              <text:p>Should display the message </text:p>
              <text:p><text:span text:style-name="T12">“</text:span><text:span text:style-name="T12">Role successfully assigned to user”</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Unassign the user role from the user</text:p>
            </table:table-cell>
            <table:table-cell table:style-name="ce77" office:value-type="string">
              <text:p>The particular user role should be removed from the grid</text:p>
              <text:p/>
              <text:p>Should display the message </text:p>
              <text:p><text:span text:style-name="T12">“</text:span><text:span text:style-name="T12">Unassigned user from role successfully.”</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Delete user</text:p>
            </table:table-cell>
            <table:table-cell table:style-name="ce77" office:value-type="string">
              <text:p>The particular user should be removed from the grid <text:s/></text:p>
              <text:p/>
              <text:p>Should display the message <text:s/></text:p>
              <text:p><text:span text:style-name="T12">“</text:span><text:span text:style-name="T12">User was deleted successfully.”</text:span></text:p>
            </table:table-cell>
            <table:table-cell table:style-name="ce134" table:content-validation-name="val1"/>
            <table:table-cell table:style-name="ce150" table:number-columns-repeated="249"/>
            <table:table-cell table:number-columns-repeated="2"/>
          </table:table-row>
          <table:table-row table:style-name="ro17" table:visibility="collapse">
            <table:table-cell/>
            <table:table-cell table:style-name="ce18"/>
            <table:table-cell table:style-name="ce87" office:value-type="string">
              <text:p>Unassign all roles from user until only one role is left, and then try unassigning the last role</text:p>
            </table:table-cell>
            <table:table-cell table:style-name="ce77" office:value-type="string">
              <text:p>The role should not be removed from the particular user</text:p>
              <text:p/>
              <text:p>Should display the message </text:p>
              <text:p><text:span text:style-name="T12">“</text:span><text:span text:style-name="T12">Role Cannot be removed since a user should </text:span><text:span text:style-name="T12">have at least one role. Please assign another role </text:span><text:span text:style-name="T12">to this user before trying removing this role.”</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Unassign admin role</text:p>
            </table:table-cell>
            <table:table-cell table:style-name="ce77" office:value-type="string">
              <text:p>Should not allow the user to unassign the admin role</text:p>
              <text:p/>
              <text:p>Should display the message </text:p>
              <text:p><text:span text:style-name="T12">“</text:span><text:span text:style-name="T12">You cannot modify the default admin account </text:span><text:span text:style-name="T12">settings!”</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35"/>
            <table:table-cell table:style-name="ce87" office:value-type="string">
              <text:p>Remove admin user</text:p>
            </table:table-cell>
            <table:table-cell table:style-name="ce77" office:value-type="string">
              <text:p>Should not remove the admin user</text:p>
              <text:p/>
              <text:p>Should display the message </text:p>
              <text:p><text:span text:style-name="T12">“</text:span><text:span text:style-name="T12">You cannot delete the default admin account”</text:span></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88"/>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Transports</text:p>
          </table:table-cell>
          <table:covered-table-cell table:style-name="ce88"/>
          <table:covered-table-cell table:style-name="ce38"/>
          <table:covered-table-cell table:style-name="ce139" table:content-validation-name="val1"/>
          <table:table-cell table:style-name="ce150" table:number-columns-repeated="249"/>
          <table:table-cell table:number-columns-repeated="2"/>
        </table:table-row>
        <table:table-row-group table:display="false">
          <table:table-row table:style-name="ro16" table:visibility="collapse">
            <table:table-cell/>
            <table:table-cell table:style-name="ce17"/>
            <table:table-cell table:style-name="ce87" office:value-type="string">
              <text:p>Click on the available protocol links</text:p>
            </table:table-cell>
            <table:table-cell table:style-name="ce77" office:value-type="string">
              <text:p>Should display information on the protocols</text:p>
              <text:p>For https the following information should be displayed</text:p>
              <text:p><text:tab/><text:span text:style-name="T11">● </text:span>Active</text:p>
              <text:p><text:tab/><text:span text:style-name="T11">● </text:span>keystore</text:p>
              <text:p><text:tab/><text:span text:style-name="T11">● </text:span>max.idle.time.ms</text:p>
              <text:p><text:tab/><text:span text:style-name="T11">● </text:span>low.resource.persist.time.ms</text:p>
              <text:p><text:tab/><text:span text:style-name="T11">● </text:span>low.resources</text:p>
              <text:p><text:tab/><text:span text:style-name="T11">● </text:span>port</text:p>
              <text:p/>
              <text:p>For the port http</text:p>
              <text:p><text:tab/><text:span text:style-name="T11">● </text:span><text:span text:style-name="T11">Active</text:span></text:p>
              <text:p><text:span text:style-name="T11"><text:tab/></text:span><text:span text:style-name="T11">● </text:span><text:span text:style-name="T11">por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7"/>
            <table:table-cell table:style-name="ce87" office:value-type="string">
              <text:p>Add new transports to the axis2.xml</text:p>
            </table:table-cell>
            <table:table-cell table:style-name="ce77" office:value-type="string">
              <text:p>The new transports added through the axis2.xml should be reflected in the admin console</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88"/>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Key Stores</text:p>
          </table:table-cell>
          <table:covered-table-cell table:style-name="ce87"/>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17"/>
            <table:table-cell table:style-name="ce87" office:value-type="string">
              <text:p>Add a valid Key Store</text:p>
            </table:table-cell>
            <table:table-cell table:style-name="ce77"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ubmit the page without specifying a key store file</text:p>
            </table:table-cell>
            <table:table-cell table:style-name="ce77" office:value-type="string">
              <text:p>The following message should be prompted to the user</text:p>
              <text:p><text:span text:style-name="T12">“</text:span><text:span text:style-name="T12">Please select a keystore file.”</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Try importing an invalid key store file</text:p>
            </table:table-cell>
            <table:table-cell table:style-name="ce77" office:value-type="string">
              <text:p>The following message should be prompted to the user</text:p>
              <text:p><text:span text:style-name="T12">“</text:span><text:span text:style-name="T12">Could not read private keys from keystore file. </text:span><text:span text:style-name="T12">Invalid keystore format”</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Try to continue to the next page of the wizard without specifying any key store passwords</text:p>
            </table:table-cell>
            <table:table-cell table:style-name="ce77" office:value-type="string">
              <text:p>Should not allow to continue the wizard</text:p>
              <text:p/>
              <text:p>Should display the message</text:p>
              <text:p><text:span text:style-name="T12">“</text:span><text:span text:style-name="T12">Please enter the key store password.</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Try to continue with the wizard without specifying a value for the field re-enter password or after typing a password which does not match with the new password</text:p>
            </table:table-cell>
            <table:table-cell table:style-name="ce77" office:value-type="string">
              <text:p>Should not allow to continue the wizard</text:p>
              <text:p/>
              <text:p>Should display the message</text:p>
              <text:p><text:span text:style-name="T12">“</text:span><text:span text:style-name="T12">The Key store passwords do not match.</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20"/>
            <table:table-cell table:style-name="ce87" office:value-type="string">
              <text:p>Enter passwords which are invalid for both the fields “Key store password” and “Re-enter Password” (which does not match with the password of the key store file)</text:p>
            </table:table-cell>
            <table:table-cell table:style-name="ce77" office:value-type="string">
              <text:p>Should not allow to continue the wizard</text:p>
              <text:p/>
              <text:p>Should display the message</text:p>
              <text:p><text:span text:style-name="T12">“</text:span><text:span text:style-name="T12">Could not read private keys from keystore file. </text:span><text:span text:style-name="T12">Keystore was tampered with, or password was </text:span><text:span text:style-name="T12">incorrect</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Enter invalid passwords which do not match with the <text:s/>key store files in the page “Enter Password for Private Key 'service'”</text:p>
            </table:table-cell>
            <table:table-cell table:style-name="ce77" office:value-type="string">
              <text:p>Should display a following message <text:s text:c="2"/></text:p>
              <text:p/>
              <text:p><text:span text:style-name="T23">“</text:span><text:span text:style-name="T23">Cannot retrieve private key. Please verify that </text:span><text:span text:style-name="T23">the password is correct.”</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Try to click on the upload button without selecting any certificates</text:p>
            </table:table-cell>
            <table:table-cell table:style-name="ce77" office:value-type="string">
              <text:p>Should display the message </text:p>
              <text:p><text:span text:style-name="T12"/></text:p>
              <text:p><text:span text:style-name="T12">“</text:span><text:span text:style-name="T12">Please select a certificate file.”</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Try importing an invalid certificate</text:p>
            </table:table-cell>
            <table:table-cell table:style-name="ce77" office:value-type="string">
              <text:p>Should display the message </text:p>
              <text:p><text:span text:style-name="T12"/></text:p>
              <text:p><text:span text:style-name="T12">“</text:span><text:span text:style-name="T12">Could not import certificate. Certificate may be </text:span><text:span text:style-name="T12">invalid.”</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Import a valid certificate file</text:p>
            </table:table-cell>
            <table:table-cell table:style-name="ce77" office:value-type="string">
              <text:p>Should display the message </text:p>
              <text:p><text:span text:style-name="T12"/></text:p>
              <text:p><text:span text:style-name="T12">“</text:span><text:span text:style-name="T12">Certificate imported successfully”</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Remove Key Stores</text:p>
            </table:table-cell>
            <table:table-cell table:style-name="ce77" office:value-type="string">
              <text:p>The key store should be removed from the gird</text:p>
              <text:p/>
              <text:p>Should prompt the message</text:p>
              <text:p><text:span text:style-name="T12">“</text:span><text:span text:style-name="T12">Key store &lt;keystore_name&gt; successfully </text:span><text:span text:style-name="T12">deleted.”</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Remove the primary key store</text:p>
            </table:table-cell>
            <table:table-cell table:style-name="ce77" office:value-type="string">
              <text:p>The key store should be removed from the gird</text:p>
              <text:p/>
              <text:p>Should prompt the message</text:p>
              <text:p><text:span text:style-name="T12">“</text:span><text:span text:style-name="T12">Primary key store &lt;keystore_name&gt; cannot be </text:span><text:span text:style-name="T12">deleted!”</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20"/>
            <table:table-cell table:style-name="ce87" office:value-type="string">
              <text:p>1. Import a new key store file</text:p>
              <text:p>2. Go to “Services” -&gt; “&lt;service_name&gt;” -&gt; <text:s/>“Manage Security Configuration” </text:p>
              <text:p>3. Select a security scenario (Sign only) and click on the button “Continue”</text:p>
            </table:table-cell>
            <table:table-cell table:style-name="ce77" office:value-type="string">
              <text:p>The newly added key store should be listed under “Trusted Certificate Stores”</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37"/>
            <table:table-cell table:style-name="ce87"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77" office:value-type="string">
              <text:p>The removed key store should be removed from the “Trusted Certificate Stores” list</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88"/>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Logging</text:p>
          </table:table-cell>
          <table:covered-table-cell table:style-name="ce87"/>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9" table:visibility="collapse">
            <table:table-cell/>
            <table:table-cell table:style-name="ce17"/>
            <table:table-cell table:style-name="ce87" office:value-type="string">
              <text:p>Change the “Log Level” of the “Global Log4J Configuration”</text:p>
            </table:table-cell>
            <table:table-cell table:style-name="ce77" office:value-type="string">
              <text:p>The lower levels (Appenders and Loggers) should change their “Log Levels” to the log level of the Global configuration</text:p>
              <text:p/>
              <text:p>Should display the message</text:p>
              <text:p><text:span text:style-name="T12">“</text:span><text:span text:style-name="T12">Global logging configuration successfully </text:span><text:span text:style-name="T12">updated.”</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Change the “Log Pattern” of the “Global Log4J Configuration”</text:p>
            </table:table-cell>
            <table:table-cell table:style-name="ce77" office:value-type="string">
              <text:p>The log patterns of the appenders should change accordingly</text:p>
              <text:p/>
              <text:p>Should display the message</text:p>
              <text:p><text:span text:style-name="T12">“</text:span><text:span text:style-name="T12">Global logging configuration successfully </text:span><text:span text:style-name="T12">updated.”</text:span></text:p>
            </table:table-cell>
            <table:table-cell table:style-name="ce134" table:content-validation-name="val1"/>
            <table:table-cell table:style-name="ce150" table:number-columns-repeated="249"/>
            <table:table-cell table:number-columns-repeated="2"/>
          </table:table-row>
          <table:table-row table:style-name="ro17" table:visibility="collapse">
            <table:table-cell/>
            <table:table-cell table:style-name="ce20"/>
            <table:table-cell table:style-name="ce87" office:value-type="string">
              <text:p>Change the parameters of the log pattern and check the logs</text:p>
            </table:table-cell>
            <table:table-cell table:style-name="ce77"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Change the Log4J Appender properties and click on the “Update” button</text:p>
            </table:table-cell>
            <table:table-cell table:style-name="ce77" office:value-type="string">
              <text:p>Should display the message </text:p>
              <text:p/>
              <text:p><text:span text:style-name="T12">“</text:span><text:span text:style-name="T12">Successfully updated appender data.”</text:span></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threshold of the appender to a higher level and the threshold of the logger to a lower level</text:p>
            </table:table-cell>
            <table:table-cell table:style-name="ce77" office:value-type="string">
              <text:p>The logging would not take any effect</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threshold of the appender to the same level as the threshold of the logger</text:p>
            </table:table-cell>
            <table:table-cell table:style-name="ce77" office:value-type="string">
              <text:p>The logging details should be displayed correctly</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appender name to “TUNGSTEN_SYS_LOG”</text:p>
            </table:table-cell>
            <table:table-cell table:style-name="ce77" office:value-type="string">
              <text:p>The options “Sys Log Host” <text:s/>and “Facility” should be loaded in addition to the options available</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appender name to “TUNGSTEN_LOGFILE”</text:p>
            </table:table-cell>
            <table:table-cell table:style-name="ce77" office:value-type="string">
              <text:p>The option “Log File” should be loaded in addition to the options available</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Configure Global Log4J and verify that they are reflected in the logs</text:p>
            </table:table-cell>
            <table:table-cell table:style-name="ce77"/>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Configure Log4J Appenders and verify that they are reflected in the logs</text:p>
            </table:table-cell>
            <table:table-cell table:style-name="ce77"/>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33" office:value-type="string">
              <text:p>Configure Log4J Loggers and verify that they are reflected in the logs</text:p>
            </table:table-cell>
            <table:table-cell table:style-name="ce77"/>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9" office:value-type="string">
              <text:p>1. Select “TUNGSTEN_LOGFILE” as the name of the “Log4J Appender” </text:p>
              <text:p>2. Change the name from what is actually given</text:p>
            </table:table-cell>
            <table:table-cell table:style-name="ce77" office:value-type="string">
              <text:p>A new log file should be created with the specified name</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Change the Log4J Loggers properties and click on the “Update” button</text:p>
            </table:table-cell>
            <table:table-cell table:style-name="ce77" office:value-type="string">
              <text:p>Should display the message </text:p>
              <text:p/>
              <text:p><text:span text:style-name="T12">“</text:span><text:span text:style-name="T12">Successfully updated logger data.”</text:span></text:p>
            </table:table-cell>
            <table:table-cell table:style-name="ce134" table:content-validation-name="val1"/>
            <table:table-cell table:style-name="ce150" table:number-columns-repeated="249"/>
            <table:table-cell table:number-columns-repeated="2"/>
          </table:table-row>
          <table:table-row table:style-name="ro5" table:visibility="collapse">
            <table:table-cell/>
            <table:table-cell table:style-name="ce20"/>
            <table:table-cell table:style-name="ce89" office:value-type="string">
              <text:p>** Amila – Sys log appenders</text:p>
            </table:table-cell>
            <table:table-cell table:style-name="ce77"/>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Restart Server</text:p>
          </table:table-cell>
          <table:covered-table-cell table:style-name="ce90"/>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9" table:visibility="collapse">
            <table:table-cell/>
            <table:table-cell table:style-name="ce39"/>
            <table:table-cell table:style-name="ce90" office:value-type="string">
              <text:p>Check if the “Restart Now” link is restarting the service</text:p>
            </table:table-cell>
            <table:table-cell table:style-name="ce77" office:value-type="string">
              <text:p>Should be directed to the “WSO2 WSAS Login” page</text:p>
              <text:p/>
              <text:p>Should display the message </text:p>
              <text:p><text:span text:style-name="T12">“</text:span><text:span text:style-name="T12">The WSO2 WSAS server is being restarted.</text:span></text:p>
              <text:p><text:span text:style-name="T12">Please login in a few seconds.”</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4">
          <table:table-cell/>
          <table:table-cell table:style-name="ce43" office:value-type="string" table:number-columns-spanned="4" table:number-rows-spanned="1">
            <text:p>Monitor</text:p>
          </table:table-cell>
          <table:covered-table-cell table:style-name="ce91"/>
          <table:covered-table-cell table:style-name="ce115"/>
          <table:covered-table-cell table:style-name="ce133" table:content-validation-name="val1"/>
          <table:table-cell table:style-name="ce150" table:number-columns-repeated="249"/>
          <table:table-cell table:number-columns-repeated="2"/>
        </table:table-row>
        <table:table-row table:style-name="ro3">
          <table:table-cell/>
          <table:table-cell table:style-name="ce21" table:number-columns-repeated="2"/>
          <table:table-cell table:style-name="ce77"/>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ystem</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25" table:visibility="collapse">
            <table:table-cell/>
            <table:table-cell table:style-name="ce44"/>
            <table:table-cell table:style-name="ce84" office:value-type="string">
              <text:p>The system logs should be displayed correctly</text:p>
            </table:table-cell>
            <table:table-cell table:style-name="ce84" office:value-type="string">
              <text:p>The following information should be listed</text:p>
              <text:p/>
              <text:p><text:span text:style-name="T24">WSO2 Web Services Application Server</text:span></text:p>
              <text:p><text:tab/><text:span text:style-name="T11">● </text:span><text:span text:style-name="T11">WSO2 WSAS Version</text:span></text:p>
              <text:p><text:tab/><text:span text:style-name="T11">● </text:span>Repository Location</text:p>
              <text:p><text:tab/><text:span text:style-name="T11">● </text:span>Axis2 Location</text:p>
              <text:p/>
              <text:p><text:span text:style-name="T24">Java VM</text:span></text:p>
              <text:p><text:tab/><text:span text:style-name="T11">● </text:span>Java Home</text:p>
              <text:p><text:tab/><text:span text:style-name="T11">● </text:span>Java Runtime Name</text:p>
              <text:p><text:tab/><text:span text:style-name="T11">● </text:span>Java Version</text:p>
              <text:p><text:tab/><text:span text:style-name="T11">● </text:span>Java Vendor</text:p>
              <text:p><text:tab/><text:span text:style-name="T11">● </text:span>Java VM Version</text:p>
              <text:p/>
              <text:p><text:span text:style-name="T24">Server</text:span></text:p>
              <text:p><text:tab/><text:span text:style-name="T11">● </text:span>OS Name</text:p>
              <text:p><text:tab/><text:span text:style-name="T11">● </text:span>OS Version</text:p>
              <text:p><text:tab/><text:span text:style-name="T11">● </text:span>Server Name</text:p>
              <text:p/>
              <text:p><text:span text:style-name="T24">US</text:span></text:p>
              <text:p><text:tab/><text:span text:style-name="T11">● </text:span>User Country</text:p>
              <text:p><text:tab/><text:span text:style-name="T11">● </text:span>User Home</text:p>
              <text:p><text:tab/><text:span text:style-name="T11">● </text:span>User Name</text:p>
              <text:p><text:tab/><text:span text:style-name="T11">● </text:span>User Timezone</text:p>
            </table:table-cell>
            <table:table-cell table:style-name="ce138" table:content-validation-name="val1"/>
            <table:table-cell table:style-name="ce150" table:number-columns-repeated="249"/>
            <table:table-cell table:number-columns-repeated="2"/>
          </table:table-row>
        </table:table-row-group>
        <table:table-row table:style-name="ro3">
          <table:table-cell/>
          <table:table-cell table:style-name="ce36" table:number-columns-repeated="2"/>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tatistics</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group table:display="false">
            <table:table-row table:style-name="ro26" table:visibility="collapse">
              <table:table-cell/>
              <table:table-cell table:style-name="ce45"/>
              <table:table-cell table:style-name="ce21" office:value-type="string">
                <text:p>Verify that all statistics are logically correct</text:p>
              </table:table-cell>
              <table:table-cell table:style-name="ce77" office:value-type="string">
                <text:p>The following information should be listed</text:p>
                <text:p><text:span text:style-name="T24"/></text:p>
                <text:p><text:span text:style-name="T24">Service Summary</text:span></text:p>
                <text:p><text:tab/><text:span text:style-name="T11">● </text:span>Average Response Time</text:p>
                <text:p><text:tab/><text:span text:style-name="T11">● </text:span>Minimum Response Time</text:p>
                <text:p><text:tab/><text:span text:style-name="T11">● </text:span>Maximum Response Time</text:p>
                <text:p><text:tab/><text:span text:style-name="T11">● </text:span>Total Request Count<text:tab/></text:p>
                <text:p><text:tab/><text:span text:style-name="T11">● </text:span>Total Response Count</text:p>
                <text:p><text:tab/><text:span text:style-name="T11">● </text:span>Total Fault Count</text:p>
                <text:p><text:tab/><text:span text:style-name="T11">● </text:span>Active Services</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46"/>
              <table:table-cell table:style-name="ce21"/>
              <table:table-cell table:style-name="ce34" office:value-type="string">
                <text:p><text:span text:style-name="T24">Server</text:span></text:p>
                <text:p><text:span text:style-name="T17"><text:tab/></text:span><text:span text:style-name="T25">● </text:span><text:span text:style-name="T17">Server Name</text:span></text:p>
                <text:p><text:span text:style-name="T17"><text:tab/></text:span><text:span text:style-name="T25">● </text:span><text:span text:style-name="T17">Server Start Time</text:span></text:p>
                <text:p><text:span text:style-name="T17"><text:tab/></text:span><text:span text:style-name="T25">● </text:span><text:span text:style-name="T17">System Up Time</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47"/>
              <table:table-cell table:style-name="ce21"/>
              <table:table-cell table:style-name="ce34" office:value-type="string">
                <text:p><text:span text:style-name="T24">Memory</text:span></text:p>
                <text:p><text:span text:style-name="T17"><text:tab/></text:span><text:span text:style-name="T25">● </text:span><text:span text:style-name="T17">Memory Allocated</text:span></text:p>
                <text:p><text:span text:style-name="T17"><text:tab/></text:span><text:span text:style-name="T25">● </text:span><text:span text:style-name="T17">Memory Usage</text:span></text:p>
              </table:table-cell>
              <table:table-cell table:style-name="ce134" table:content-validation-name="val1"/>
              <table:table-cell table:style-name="ce150" table:number-columns-repeated="249"/>
              <table:table-cell table:number-columns-repeated="2"/>
            </table:table-row>
          </table:table-row-group>
          <table:table-row table:style-name="ro3" table:visibility="collapse">
            <table:table-cell/>
            <table:table-cell table:style-name="ce39"/>
            <table:table-cell table:style-name="ce19"/>
            <table:table-cell table:style-name="ce82"/>
            <table:table-cell table:style-name="ce135" table:content-validation-name="val1"/>
            <table:table-cell table:style-name="ce150" table:number-columns-repeated="249"/>
            <table:table-cell table:number-columns-repeated="2"/>
          </table:table-row>
          <table:table-row table:style-name="ro5" table:visibility="collapse">
            <table:table-cell/>
            <table:table-cell table:style-name="ce9" office:value-type="string" table:number-columns-spanned="4" table:number-rows-spanned="1">
              <text:p>Statistics - &gt; Global Level</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16" table:visibility="collapse">
              <table:table-cell/>
              <table:table-cell table:style-name="ce17"/>
              <table:table-cell table:style-name="ce21" office:value-type="string">
                <text:p>Check if all statistic information on global level are displayed correctly</text:p>
                <text:p/>
                <text:p/>
              </table:table-cell>
              <table:table-cell table:style-name="ce77" office:value-type="string">
                <text:p>The below information should be updated every 6 seconds</text:p>
                <text:p/>
                <text:p><text:tab/><text:span text:style-name="T11">● </text:span>Average Response Time</text:p>
                <text:p><text:tab/><text:span text:style-name="T11">● </text:span>Total Request Count<text:tab/></text:p>
                <text:p><text:tab/><text:span text:style-name="T11">● </text:span>Total Response Count</text:p>
                <text:p><text:tab/><text:span text:style-name="T11">● </text:span>Total Fault Count (try doing a fault operation to see if</text:p>
                <text:p><text:s text:c="8"/>this count gets increased/try an integer value)</text:p>
                <text:p><text:tab/><text:span text:style-name="T11">● </text:span>Active Services (Upload a new service and check if the</text:p>
                <text:p><text:s text:c="8"/>count is getting high/Delete a service and check if the</text:p>
                <text:p><text:s text:c="8"/>count is getting low)</text:p>
                <text:p><text:tab/><text:span text:style-name="T11">● </text:span>System Up Time</text:p>
                <text:p><text:tab/><text:span text:style-name="T11">● </text:span>Memory Usage</text:p>
              </table:table-cell>
              <table:table-cell table:style-name="ce134" table:content-validation-name="val1"/>
              <table:table-cell table:style-name="ce150" table:number-columns-repeated="249"/>
              <table:table-cell table:number-columns-repeated="2"/>
            </table:table-row>
            <table:table-row table:style-name="ro5" table:visibility="collapse">
              <table:table-cell/>
              <table:table-cell table:style-name="ce20"/>
              <table:table-cell table:style-name="ce21" office:value-type="string">
                <text:p>Updating of the Graph</text:p>
              </table:table-cell>
              <table:table-cell table:style-name="ce77" office:value-type="string">
                <text:p>The graph should be updated every 6 seconds</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37"/>
              <table:table-cell table:style-name="ce21" office:value-type="string">
                <text:p>Activate/deactivate services</text:p>
              </table:table-cell>
              <table:table-cell table:style-name="ce77" office:value-type="string">
                <text:p>Check if the Active Services count is getting increased/decreased</text:p>
              </table:table-cell>
              <table:table-cell table:style-name="ce134" table:content-validation-name="val1"/>
              <table:table-cell table:style-name="ce150" table:number-columns-repeated="249"/>
              <table:table-cell table:number-columns-repeated="2"/>
            </table:table-row>
          </table:table-row-group>
          <table:table-row table:style-name="ro3" table:visibility="collapse">
            <table:table-cell/>
            <table:table-cell table:style-name="ce9"/>
            <table:table-cell table:style-name="ce38" table:number-columns-repeated="2"/>
            <table:table-cell table:style-name="ce137" table:content-validation-name="val1"/>
            <table:table-cell table:style-name="ce150" table:number-columns-repeated="249"/>
            <table:table-cell table:number-columns-repeated="2"/>
          </table:table-row>
          <table:table-row table:style-name="ro5" table:visibility="collapse">
            <table:table-cell/>
            <table:table-cell table:style-name="ce9" office:value-type="string" table:number-columns-spanned="4" table:number-rows-spanned="1">
              <text:p>Statistics - &gt; Service Level</text:p>
            </table:table-cell>
            <table:covered-table-cell table:style-name="ce19"/>
            <table:covered-table-cell table:style-name="ce79"/>
            <table:covered-table-cell table:style-name="ce136" table:content-validation-name="val1"/>
            <table:table-cell table:style-name="ce150" table:number-columns-repeated="249"/>
            <table:table-cell table:number-columns-repeated="2"/>
          </table:table-row>
          <table:table-row-group table:display="false">
            <table:table-row table:style-name="ro23" table:visibility="collapse">
              <table:table-cell/>
              <table:table-cell table:style-name="ce48"/>
              <table:table-cell table:style-name="ce19" office:value-type="string">
                <text:p>The Service Information page should refresh automatically</text:p>
              </table:table-cell>
              <table:table-cell table:style-name="ce79"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35" table:content-validation-name="val1"/>
              <table:table-cell table:style-name="ce150" table:number-columns-repeated="249"/>
              <table:table-cell table:number-columns-repeated="2"/>
            </table:table-row>
          </table:table-row-group>
          <table:table-row table:style-name="ro3" table:visibility="collapse">
            <table:table-cell/>
            <table:table-cell table:style-name="ce49"/>
            <table:table-cell table:style-name="ce36"/>
            <table:table-cell table:style-name="ce38"/>
            <table:table-cell table:style-name="ce137" table:content-validation-name="val1"/>
            <table:table-cell table:style-name="ce150" table:number-columns-repeated="249"/>
            <table:table-cell table:number-columns-repeated="2"/>
          </table:table-row>
          <table:table-row table:style-name="ro5" table:visibility="collapse">
            <table:table-cell/>
            <table:table-cell table:style-name="ce9" office:value-type="string" table:number-columns-spanned="4" table:number-rows-spanned="1">
              <text:p>Statistics - &gt; Operation Level</text:p>
            </table:table-cell>
            <table:covered-table-cell table:style-name="ce19"/>
            <table:covered-table-cell table:style-name="ce79"/>
            <table:covered-table-cell table:style-name="ce133" table:content-validation-name="val1"/>
            <table:table-cell table:style-name="ce150" table:number-columns-repeated="249"/>
            <table:table-cell table:number-columns-repeated="2"/>
          </table:table-row>
          <table:table-row-group>
            <table:table-row table:style-name="ro23" table:visibility="collapse">
              <table:table-cell/>
              <table:table-cell table:style-name="ce9"/>
              <table:table-cell table:style-name="ce38" office:value-type="string">
                <text:p>The Service Information page should refresh automatically</text:p>
              </table:table-cell>
              <table:table-cell table:style-name="ce116"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37" table:content-validation-name="val1"/>
              <table:table-cell table:style-name="ce150" table:number-columns-repeated="249"/>
              <table:table-cell table:number-columns-repeated="2"/>
            </table:table-row>
          </table:table-row-group>
        </table:table-row-group>
        <table:table-row table:style-name="ro3">
          <table:table-cell/>
          <table:table-cell table:style-name="ce33" table:number-columns-repeated="2"/>
          <table:table-cell table:style-name="ce84"/>
          <table:table-cell table:style-name="ce134" table:content-validation-name="val1"/>
          <table:table-cell table:style-name="ce150" table:number-columns-repeated="249"/>
          <table:table-cell table:number-columns-repeated="2"/>
        </table:table-row>
        <table:table-row table:style-name="ro5">
          <table:table-cell/>
          <table:table-cell table:style-name="ce40" office:value-type="string" table:number-columns-spanned="4" table:number-rows-spanned="1">
            <text:p>Logs</text:p>
          </table:table-cell>
          <table:covered-table-cell table:number-columns-repeated="2" table:style-name="ce21"/>
          <table:covered-table-cell table:style-name="ce133" table:content-validation-name="val1"/>
          <table:table-cell table:style-name="ce150" table:number-columns-repeated="249"/>
          <table:table-cell table:number-columns-repeated="2"/>
        </table:table-row>
        <table:table-row-group table:display="false">
          <table:table-row table:style-name="ro7" table:visibility="collapse">
            <table:table-cell/>
            <table:table-cell table:style-name="ce50"/>
            <table:table-cell table:style-name="ce21" office:value-type="string">
              <text:p>Check the logs</text:p>
            </table:table-cell>
            <table:table-cell table:style-name="ce21" office:value-type="string">
              <text:p>The system logs should be displayed correctly according to the settings set through the “Logging” section</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Tracer</text:p>
          </table:table-cell>
          <table:covered-table-cell table:style-name="ce55"/>
          <table:covered-table-cell table:style-name="ce85"/>
          <table:covered-table-cell table:style-name="ce133" table:content-validation-name="val1"/>
          <table:table-cell table:style-name="ce150" table:number-columns-repeated="249"/>
          <table:table-cell table:number-columns-repeated="2"/>
        </table:table-row>
        <table:table-row-group table:display="false">
          <table:table-row table:style-name="ro13" table:visibility="collapse">
            <table:table-cell/>
            <table:table-cell table:style-name="ce39"/>
            <table:table-cell table:style-name="ce55" office:value-type="string">
              <text:p>Switch on monitoring</text:p>
            </table:table-cell>
            <table:table-cell table:style-name="ce85" office:value-type="string">
              <text:p>Should display the message </text:p>
              <text:p/>
              <text:p><text:span text:style-name="T12">“</text:span><text:span text:style-name="T12">SOAP message monitoring turned on.</text:span></text:p>
              <text:p><text:span text:style-name="T12"/></text:p>
              <text:p><text:span text:style-name="T26">WARNING:</text:span><text:span text:style-name="T12"> Turning this ON will have a performance </text:span><text:span text:style-name="T12">hit, since all SOAP messages will be always </text:span><text:span text:style-name="T12">completely built (i.e. deferred building will not be </text:span><text:span text:style-name="T12">done) and stored in the database by WSO2 WSAS </text:span><text:span text:style-name="T12">hence this option should be used with cautio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39"/>
            <table:table-cell table:style-name="ce21" office:value-type="string">
              <text:p>Switch on monitoring</text:p>
              <text:p>Using the DHTML client, invoke an operation in the service</text:p>
            </table:table-cell>
            <table:table-cell table:style-name="ce77" office:value-type="string">
              <text:p>1. When monitoring is switched on the messages should appear on the tracer</text:p>
              <text:p/>
              <text:p>2. The, </text:p>
              <text:p><text:span text:style-name="T12">SOAP Message – Request</text:span></text:p>
              <text:p><text:span text:style-name="T12">SOAP Message – Response</text:span></text:p>
              <text:p>should be displayed for the selected soap mess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39"/>
            <table:table-cell table:style-name="ce21" office:value-type="string">
              <text:p>Switch off monitoring </text:p>
            </table:table-cell>
            <table:table-cell table:style-name="ce77" office:value-type="string">
              <text:p>1. Should display the message </text:p>
              <text:p><text:span text:style-name="T12">“</text:span><text:span text:style-name="T12">SOAP message monitoring turned OFF.”</text:span></text:p>
              <text:p><text:span text:style-name="T12"/></text:p>
              <text:p><text:span text:style-name="T22">2. The SOAP requests and responses displayed should </text:span><text:span text:style-name="T22">be clear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9"/>
            <table:table-cell table:style-name="ce21" office:value-type="string">
              <text:p><text:span text:style-name="T3">Switch off monitoring</text:span></text:p>
              <text:p><text:span text:style-name="T4">Using the DHTML client, invoke an operation in the </text:span><text:span text:style-name="T4">service</text:span></text:p>
            </table:table-cell>
            <table:table-cell table:style-name="ce77" office:value-type="string">
              <text:p>When monitoring is switched off, the tracer entries should get cleared, and no messages should appear on the tracer</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9"/>
            <table:table-cell table:style-name="ce21" office:value-type="string">
              <text:p>Click on the icon to shrink/expand the “SOAP request” text box</text:p>
            </table:table-cell>
            <table:table-cell table:style-name="ce77" office:value-type="string">
              <text:p>The text box which displays the SOAP request should be shrunk/expan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9"/>
            <table:table-cell table:style-name="ce21" office:value-type="string">
              <text:p>Click on the icon to shrink/expand the “SOAP response” text box</text:p>
            </table:table-cell>
            <table:table-cell table:style-name="ce30" office:value-type="string">
              <text:p>The text box which displays the SOAP response should be shrunk/expan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39"/>
            <table:table-cell table:style-name="ce83" office:value-type="string">
              <text:p>Enable soap tracing and check logs directory</text:p>
            </table:table-cell>
            <table:table-cell table:style-name="Default" office:value-type="string">
              <text:p>Trace messages should be written to 'wso2wsas-trace-messages.log' fil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table-cell table:style-name="ce92"/>
          <table:table-cell table:style-name="ce72"/>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Flows</text:p>
          </table:table-cell>
          <table:covered-table-cell table:style-name="ce92"/>
          <table:covered-table-cell table:style-name="ce72"/>
          <table:covered-table-cell table:style-name="ce139" table:content-validation-name="val1"/>
          <table:table-cell table:style-name="ce150" table:number-columns-repeated="249"/>
          <table:table-cell table:number-columns-repeated="2"/>
        </table:table-row>
        <table:table-row-group table:display="false">
          <table:table-row table:style-name="ro7" table:visibility="collapse">
            <table:table-cell/>
            <table:table-cell table:style-name="ce39"/>
            <table:table-cell table:style-name="ce55" office:value-type="string">
              <text:p>Graphic View</text:p>
            </table:table-cell>
            <table:table-cell table:style-name="ce85" office:value-type="string">
              <text:p>The four phases “Inflow”, “Outflow”, “InFaultFlaw” and “OutFaultFlow” should be given in a graphical representatio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1"/>
            <table:table-cell table:style-name="ce55" office:value-type="string">
              <text:p>Text View</text:p>
            </table:table-cell>
            <table:table-cell table:style-name="ce85" office:value-type="string">
              <text:p>The text view of the phases and the handler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1"/>
            <table:table-cell table:style-name="ce55" office:value-type="string">
              <text:p>Check all breadcrumbs</text:p>
            </table:table-cell>
            <table:table-cell table:style-name="ce85" office:value-type="string">
              <text:p>The correct pages should be loaded</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table-cell table:style-name="ce92"/>
          <table:table-cell table:style-name="ce72"/>
          <table:table-cell table:style-name="ce137" table:content-validation-name="val1"/>
          <table:table-cell table:style-name="ce150" table:number-columns-repeated="249"/>
          <table:table-cell table:number-columns-repeated="2"/>
        </table:table-row>
        <table:table-row table:style-name="ro3">
          <table:table-cell/>
          <table:table-cell table:style-name="ce33" table:number-columns-repeated="2"/>
          <table:table-cell table:style-name="ce84"/>
          <table:table-cell table:style-name="ce134" table:content-validation-name="val1"/>
          <table:table-cell table:style-name="ce150" table:number-columns-repeated="249"/>
          <table:table-cell table:number-columns-repeated="2"/>
        </table:table-row>
        <table:table-row table:style-name="ro4">
          <table:table-cell/>
          <table:table-cell table:style-name="ce51" office:value-type="string" table:number-columns-spanned="4" table:number-rows-spanned="1">
            <text:p>Samples</text:p>
          </table:table-cell>
          <table:covered-table-cell table:style-name="ce93"/>
          <table:covered-table-cell table:style-name="ce117"/>
          <table:covered-table-cell table:style-name="ce143" table:content-validation-name="val1"/>
          <table:table-cell table:number-columns-repeated="251"/>
        </table:table-row>
        <table:table-row table:style-name="ro27">
          <table:table-cell/>
          <table:table-cell table:style-name="ce52" office:value-type="string">
            <text:p>CommodityQuote</text:p>
          </table:table-cell>
          <table:table-cell table:style-name="ce54" office:value-type="string">
            <text:p>Check with no QoS, RM, Sec, secure-RM, RM persistent, Secure RM persistent</text:p>
            <text:p>Check connection while giving the service EPR as a parameter</text:p>
          </table:table-cell>
          <table:table-cell table:style-name="ce118"/>
          <table:table-cell table:style-name="ce144" table:content-validation-name="val1"/>
          <table:table-cell table:number-columns-repeated="251"/>
        </table:table-row>
        <table:table-row table:style-name="ro6">
          <table:table-cell/>
          <table:table-cell table:style-name="ce52" office:value-type="string">
            <text:p>Trader</text:p>
          </table:table-cell>
          <table:table-cell table:style-name="ce54" office:value-type="string">
            <text:p>Check with no QoS, RM, Sec, secure-RM, RM persistent, Secure RM persistent</text:p>
            <text:p><text:span text:style-name="T4">Check connection while giving the service EPRs as </text:span><text:span text:style-name="T4">parameters</text:span></text:p>
          </table:table-cell>
          <table:table-cell table:style-name="ce118" office:value-type="string">
            <text:p>Traders sample worked fine without engaging RM/Sec</text:p>
          </table:table-cell>
          <table:table-cell table:style-name="ce144" table:content-validation-name="val1" office:value-type="string">
            <text:p>P</text:p>
          </table:table-cell>
          <table:table-cell table:number-columns-repeated="251"/>
        </table:table-row>
        <table:table-row table:style-name="ro7">
          <table:table-cell/>
          <table:table-cell table:style-name="ce52" office:value-type="string">
            <text:p>Chad</text:p>
          </table:table-cell>
          <table:table-cell table:style-name="ce54" office:value-type="string">
            <text:p>Check using web interface</text:p>
            <text:p>Check using command line interface</text:p>
          </table:table-cell>
          <table:table-cell table:style-name="ce118"/>
          <table:table-cell table:style-name="ce144" table:content-validation-name="val1" office:value-type="string">
            <text:p>P</text:p>
          </table:table-cell>
          <table:table-cell table:number-columns-repeated="251"/>
        </table:table-row>
        <table:table-row table:style-name="ro7">
          <table:table-cell/>
          <table:table-cell table:style-name="ce52" office:value-type="string">
            <text:p>JavascriptService</text:p>
          </table:table-cell>
          <table:table-cell table:style-name="ce54" office:value-type="string">
            <text:p>Check using DHTML client</text:p>
            <text:p>Check using command line client</text:p>
          </table:table-cell>
          <table:table-cell table:style-name="ce118"/>
          <table:table-cell table:style-name="ce144" table:content-validation-name="val1"/>
          <table:table-cell table:number-columns-repeated="251"/>
        </table:table-row>
        <table:table-row table:style-name="ro5">
          <table:table-cell/>
          <table:table-cell table:style-name="ce52" office:value-type="string">
            <text:p>Tiny URL</text:p>
          </table:table-cell>
          <table:table-cell table:style-name="ce54" office:value-type="string">
            <text:p>Check using web interface</text:p>
          </table:table-cell>
          <table:table-cell table:style-name="ce118"/>
          <table:table-cell table:style-name="ce144" table:content-validation-name="val1" office:value-type="string">
            <text:p>P</text:p>
          </table:table-cell>
          <table:table-cell table:number-columns-repeated="251"/>
        </table:table-row>
        <table:table-row table:style-name="ro3">
          <table:table-cell/>
          <table:table-cell table:style-name="ce52"/>
          <table:table-cell table:style-name="ce54"/>
          <table:table-cell table:style-name="ce118"/>
          <table:table-cell table:style-name="ce144" table:content-validation-name="val1"/>
          <table:table-cell table:number-columns-repeated="251"/>
        </table:table-row>
        <table:table-row table:style-name="ro5">
          <table:table-cell/>
          <table:table-cell table:style-name="ce53" office:value-type="string" table:number-columns-spanned="4" table:number-rows-spanned="1">
            <text:p>Admin Client</text:p>
          </table:table-cell>
          <table:covered-table-cell table:style-name="ce53"/>
          <table:covered-table-cell table:style-name="ce119"/>
          <table:covered-table-cell table:style-name="ce143" table:content-validation-name="val1"/>
          <table:table-cell table:number-columns-repeated="251"/>
        </table:table-row>
        <table:table-row table:style-name="ro3">
          <table:table-cell/>
          <table:table-cell table:style-name="ce54" table:number-columns-repeated="2"/>
          <table:table-cell table:style-name="ce118"/>
          <table:table-cell table:style-name="ce144" table:content-validation-name="val1"/>
          <table:table-cell table:number-columns-repeated="251"/>
        </table:table-row>
        <table:table-row table:style-name="ro5">
          <table:table-cell/>
          <table:table-cell table:style-name="ce52" office:value-type="string">
            <text:p>Tools</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Change Password</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18"/>
          <table:table-cell table:style-name="ce144" table:content-validation-name="val1"/>
          <table:table-cell table:number-columns-repeated="251"/>
        </table:table-row>
        <table:table-row table:style-name="ro3">
          <table:table-cell/>
          <table:table-cell table:style-name="ce54" table:number-columns-repeated="2"/>
          <table:table-cell table:style-name="ce118"/>
          <table:table-cell table:style-name="ce144" table:content-validation-name="val1"/>
          <table:table-cell table:number-columns-repeated="251"/>
        </table:table-row>
        <table:table-row table:style-name="ro5">
          <table:table-cell/>
          <table:table-cell table:style-name="ce52" office:value-type="string">
            <text:p>Docs</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18"/>
          <table:table-cell table:style-name="ce145"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85"/>
          <table:table-cell table:style-name="ce145" table:content-validation-name="val1"/>
          <table:table-cell table:number-columns-repeated="251"/>
        </table:table-row>
        <table:table-row table:style-name="ro3">
          <table:table-cell/>
          <table:table-cell table:style-name="ce56"/>
          <table:table-cell table:style-name="ce94"/>
          <table:table-cell table:style-name="ce120"/>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MSI</text:p>
          </table:table-cell>
          <table:covered-table-cell table:number-columns-repeated="3" table:style-name="Default"/>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21"/>
          <table:table-cell table:style-name="ce146" table:content-validation-name="val1"/>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1" office:value-type="string">
            <text:p>The service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1" office:value-type="string">
            <text:p>The server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21" office:value-type="string">
            <text:p>The server should be stopp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1"/>
          <table:table-cell table:style-name="ce146" table:content-validation-name="val1"/>
          <table:table-cell table:number-columns-repeated="251"/>
        </table:table-row>
        <table:table-row table:style-name="ro3" table:number-rows-repeated="2">
          <table:table-cell/>
          <table:table-cell table:style-name="ce56"/>
          <table:table-cell table:style-name="ce59"/>
          <table:table-cell table:style-name="ce121"/>
          <table:table-cell table:style-name="ce146"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1" office:value-type="string">
            <text:p>The service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1" office:value-type="string">
            <text:p>The server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1" office:value-type="string">
            <text:p>The server should be stopped successfully</text:p>
          </table:table-cell>
          <table:table-cell table:style-name="ce146" table:content-validation-name="val1"/>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Deb</text:p>
          </table:table-cell>
          <table:covered-table-cell table:number-columns-repeated="3" table:style-name="Default"/>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6" office:value-type="string">
            <text:p>Testing the deb</text:p>
          </table:table-cell>
          <table:table-cell table:style-name="ce59" office:value-type="string">
            <text:p>Install</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Deploy Chad sample and check i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83" office:value-type="string">
            <text:p>Deploy a service and tes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RPM</text:p>
          </table:table-cell>
          <table:covered-table-cell table:number-columns-repeated="3" table:style-name="Default"/>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6" office:value-type="string">
            <text:p>Testing the rpm</text:p>
          </table:table-cell>
          <table:table-cell table:style-name="ce59" office:value-type="string">
            <text:p>Install</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Deploy Chad sample and check i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83" office:value-type="string">
            <text:p>Deploy a service and tes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83"/>
          <table:table-cell table:style-name="ce121"/>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95"/>
          <table:table-cell table:number-columns-repeated="251"/>
        </table:table-row>
        <table:table-row-group table:display="false">
          <table:table-row table:style-name="ro28" table:visibility="collapse">
            <table:table-cell/>
            <table:table-cell table:style-name="ce59" office:value-type="string">
              <text:p>Test with MySQL for the Standalone version</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group>
        <table:table-row table:style-name="ro3">
          <table:table-cell/>
          <table:table-cell table:style-name="ce59"/>
          <table:table-cell table:style-name="ce96"/>
          <table:table-cell table:style-name="ce121"/>
          <table:table-cell table:style-name="ce147"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display="false">
          <table:table-row table:style-name="ro29" table:visibility="collapse">
            <table:table-cell/>
            <table:table-cell table:style-name="ce59" office:value-type="string">
              <text:p>Test with MySQL for the Embedded version [tomcat 5.5.x]</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 table:style-name="ro30" table:visibility="collapse">
            <table:table-cell table:style-name="ce2"/>
            <table:table-cell table:style-name="ce60"/>
            <table:table-cell table:style-name="ce97"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22"/>
            <table:table-cell table:style-name="ce148" table:content-validation-name="val1"/>
            <table:table-cell table:style-name="ce2" table:number-columns-repeated="249"/>
            <table:table-cell table:style-name="ce153" table:number-columns-repeated="2"/>
          </table:table-row>
          <table:table-row table:style-name="ro31" table:visibility="collapse">
            <table:table-cell/>
            <table:table-cell table:style-name="ce59" office:value-type="string">
              <text:p>Test with MySQL for the Embedded version [tomcat 5.0.x &amp; 4.1.x ]</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 table:style-name="ro30" table:visibility="collapse">
            <table:table-cell table:style-name="ce2"/>
            <table:table-cell table:style-name="ce60"/>
            <table:table-cell table:style-name="ce97"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22"/>
            <table:table-cell table:style-name="ce148" table:content-validation-name="val1"/>
            <table:table-cell table:style-name="ce2" table:number-columns-repeated="249"/>
            <table:table-cell table:style-name="ce153" table:number-columns-repeated="2"/>
          </table:table-row>
        </table:table-row-group>
        <table:table-row table:style-name="ro3">
          <table:table-cell table:style-name="ce2"/>
          <table:table-cell table:style-name="ce61"/>
          <table:table-cell table:style-name="ce96"/>
          <table:table-cell table:style-name="ce61"/>
          <table:table-cell table:style-name="ce149" table:content-validation-name="val1"/>
          <table:table-cell table:style-name="ce2" table:number-columns-repeated="249"/>
          <table:table-cell table:style-name="ce153"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53" table:number-columns-repeated="2"/>
        </table:table-row>
        <table:table-row-group table:display="false">
          <table:table-row table:style-name="ro32" table:visibility="collapse">
            <table:table-cell/>
            <table:table-cell table:style-name="ce59" office:value-type="string">
              <text:p>Test with MySQL for the Embedded version [Jboss]</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 table:style-name="ro30" table:visibility="collapse">
            <table:table-cell table:style-name="ce2"/>
            <table:table-cell table:style-name="ce60"/>
            <table:table-cell table:style-name="ce97"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22"/>
            <table:table-cell table:style-name="ce148" table:content-validation-name="val1"/>
            <table:table-cell table:style-name="ce2" table:number-columns-repeated="249"/>
            <table:table-cell table:style-name="ce153" table:number-columns-repeated="2"/>
          </table:table-row>
        </table:table-row-group>
        <table:table-row table:style-name="ro33">
          <table:table-cell/>
          <table:table-cell table:style-name="ce59"/>
          <table:table-cell table:style-name="ce96"/>
          <table:table-cell table:style-name="ce121"/>
          <table:table-cell table:style-name="ce147" table:content-validation-name="val1"/>
          <table:table-cell table:number-columns-repeated="251"/>
        </table:table-row>
        <table:table-row table:style-name="ro5">
          <table:table-cell/>
          <table:table-cell table:style-name="ce53" office:value-type="string" table:number-columns-spanned="4" table:number-rows-spanned="1">
            <text:p>Configurations of axis2.xml</text:p>
          </table:table-cell>
          <table:covered-table-cell table:number-columns-repeated="3" table:style-name="Default"/>
          <table:table-cell table:number-columns-repeated="251"/>
        </table:table-row>
        <table:table-row table:style-name="ro3">
          <table:table-cell/>
          <table:table-cell table:style-name="ce62"/>
          <table:table-cell table:style-name="ce98" table:number-columns-repeated="3"/>
          <table:table-cell table:number-columns-repeated="251"/>
        </table:table-row>
        <table:table-row table:style-name="ro21">
          <table:table-cell/>
          <table:table-cell table:style-name="ce63" office:value-type="string">
            <text:p>Option “hotdeployment” = true</text:p>
          </table:table-cell>
          <table:table-cell table:style-name="ce64" office:value-type="string">
            <text:p>a) In the axis2.xml, set the <text:span text:style-name="T7">hotdeployment option to </text:span><text:span text:style-name="T7">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text:span><text:span text:style-name="T7">got 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table:table-cell table:number-columns-repeated="251"/>
        </table:table-row>
        <table:table-row table:style-name="ro21">
          <table:table-cell/>
          <table:table-cell table:style-name="ce63" office:value-type="string">
            <text:p>Option “hotdeployment” = false</text:p>
          </table:table-cell>
          <table:table-cell table:style-name="ce64" office:value-type="string">
            <text:p>a) In the axis2.xml, set the <text:span text:style-name="T7">hotdeployment option to </text:span><text:span text:style-name="T7">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text:span><text:span text:style-name="T7">got deployed</text:span></text:p>
          </table:table-cell>
          <table:table-cell table:style-name="ce64" office:value-type="string">
            <text:p>The service should <text:span text:style-name="T24">NOT</text:span> be deployed automatically</text:p>
            <text:p/>
            <text:p>The service should be deployed only after the wso2wsas server is restarted</text:p>
          </table:table-cell>
          <table:table-cell table:style-name="ce64"/>
          <table:table-cell table:number-columns-repeated="251"/>
        </table:table-row>
        <table:table-row table:style-name="ro21">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text:span><text:span text:style-name="T10">services and do a change to the service</text:span></text:p>
            <text:p><text:span text:style-name="T10">E.g.:- Remove the services.xml file from the service</text:span></text:p>
            <text:p><text:span text:style-name="T10">c) Check the wso2wsas console</text:span></text:p>
          </table:table-cell>
          <table:table-cell table:style-name="ce64" office:value-type="string">
            <text:p>The service should be refreshed and an exception should be thrown saying that the services.xml is missing</text:p>
          </table:table-cell>
          <table:table-cell table:style-name="ce64"/>
          <table:table-cell table:number-columns-repeated="251"/>
        </table:table-row>
        <table:table-row table:style-name="ro21">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text:span><text:span text:style-name="T10">services and 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office:value-type="string">
            <text:p>P</text:p>
          </table:table-cell>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office:value-type="string">
            <text:p>P</text:p>
          </table:table-cell>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2"/>
          <table:table-cell table:style-name="ce64" office:value-type="string">
            <text:p>P</text:p>
          </table:table-cell>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4">Services &gt; [servicename] &gt; Operation[operation </text:span><text:span text:style-name="T24">name] &gt; Engage Module</text:span> page</text:p>
          </table:table-cell>
          <table:table-cell table:style-name="ce64" office:value-type="string">
            <text:p>P</text:p>
          </table:table-cell>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office:value-type="string">
            <text:p>P</text:p>
          </table:table-cell>
          <table:table-cell table:number-columns-repeated="251"/>
        </table:table-row>
        <table:table-row table:style-name="ro3" table:number-rows-repeated="4">
          <table:table-cell/>
          <table:table-cell table:style-name="ce64" table:number-columns-repeated="4"/>
          <table:table-cell table:number-columns-repeated="251"/>
        </table:table-row>
        <table:table-row table:style-name="ro3" table:number-rows-repeated="17">
          <table:table-cell table:number-columns-repeated="256"/>
        </table:table-row>
        <table:table-row table:style-name="ro3">
          <table:table-cell/>
          <table:table-cell table:style-name="ce62" office:value-type="string">
            <text:p>Test Results</text:p>
          </table:table-cell>
          <table:table-cell table:number-columns-repeated="254"/>
        </table:table-row>
        <table:table-row table:style-name="ro3">
          <table:table-cell/>
          <table:table-cell table:style-name="ce66" office:value-type="string">
            <text:p>P</text:p>
          </table:table-cell>
          <table:table-cell table:number-columns-repeated="254"/>
        </table:table-row>
        <table:table-row table:style-name="ro3">
          <table:table-cell/>
          <table:table-cell table:style-name="ce67" office:value-type="string">
            <text:p>F</text:p>
          </table:table-cell>
          <table:table-cell table:number-columns-repeated="254"/>
        </table:table-row>
        <table:table-row table:style-name="ro3">
          <table:table-cell/>
          <table:table-cell table:style-name="ce68" office:value-type="string">
            <text:p>C</text:p>
          </table:table-cell>
          <table:table-cell table:number-columns-repeated="254"/>
        </table:table-row>
        <table:table-row table:style-name="ro3" table:number-rows-repeated="7">
          <table:table-cell table:number-columns-repeated="256"/>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number-rows-repeated="65013">
          <table:table-cell table:number-columns-repeated="256"/>
        </table:table-row>
        <table:table-row table:style-name="ro3">
          <table:table-cell table:number-columns-repeated="256"/>
        </table:table-row>
      </table:table>
      <table:table table:name="WAR" table:style-name="ta1" table:print="false">
        <table:table-column table:style-name="co8" table:default-cell-style-name="Default"/>
        <table:table-column table:style-name="co9" table:default-cell-style-name="ce158"/>
        <table:table-row table:style-name="ro3">
          <table:table-cell/>
          <table:table-cell table:style-name="ce155"/>
        </table:table-row>
        <table:table-row table:style-name="ro34">
          <table:table-cell/>
          <table:table-cell table:style-name="ce156" office:value-type="string">
            <text:p>WSO2 WSAS WAR distribution check list</text:p>
          </table:table-cell>
        </table:table-row>
        <table:table-row table:style-name="ro3">
          <table:table-cell/>
          <table:table-cell table:style-name="ce157"/>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54"/>
          <table:table-cell table:style-name="ce159" office:value-type="string">
            <text:p>Change HTTP and HTTPS ports in Tomcat/JBoss server.xml and check that it is reflected in Tungsten</text:p>
          </table:table-cell>
        </table:table-row>
        <table:table-row table:style-name="ro3">
          <table:table-cell/>
          <table:table-cell table:style-name="ce160"/>
        </table:table-row>
      </table:table>
      <table:table table:name="Source" table:style-name="ta1" table:print="false">
        <table:table-column table:style-name="co10" table:default-cell-style-name="Default"/>
        <table:table-column table:style-name="co11" table:default-cell-style-name="Default"/>
        <table:table-column table:style-name="co7" table:number-columns-repeated="6" table:default-cell-style-name="Default"/>
        <table:table-row table:style-name="ro3">
          <table:table-cell/>
          <table:table-cell table:style-name="ce155" table:number-columns-repeated="7"/>
        </table:table-row>
        <table:table-row table:style-name="ro35">
          <table:table-cell/>
          <table:table-cell table:style-name="ce156" office:value-type="string">
            <text:p>WSO2 WSAS source distribution check list</text:p>
          </table:table-cell>
          <table:table-cell table:style-name="ce155" table:number-columns-repeated="6"/>
        </table:table-row>
        <table:table-row table:style-name="ro3">
          <table:table-cell/>
          <table:table-cell table:style-name="ce157"/>
          <table:table-cell table:number-columns-repeated="6"/>
        </table:table-row>
        <table:table-row table:style-name="ro3">
          <table:table-cell/>
          <table:table-cell table:style-name="ce158" office:value-type="string">
            <text:p>maven clean, dist, dist-min goals should run without any failure and all tests should pass</text:p>
          </table:table-cell>
          <table:table-cell table:number-columns-repeated="6"/>
        </table:table-row>
        <table:table-row table:style-name="ro3">
          <table:table-cell/>
          <table:table-cell table:style-name="ce158" office:value-type="string">
            <text:p>Subject the distro's created, to a smoke test</text:p>
          </table:table-cell>
          <table:table-cell table:number-columns-repeated="6"/>
        </table:table-row>
        <table:table-row table:style-name="ro3">
          <table:table-cell table:style-name="ce161"/>
          <table:table-cell table:style-name="ce163" office:value-type="string">
            <text:p>Check the main project.properties and make sure that there are revision numbers for all snapshot dependencies</text:p>
          </table:table-cell>
          <table:table-cell table:number-columns-repeated="6"/>
        </table:table-row>
        <table:table-row table:style-name="ro3">
          <table:table-cell table:style-name="ce162"/>
          <table:table-cell table:style-name="ce164"/>
          <table:table-cell table:number-columns-repeated="6"/>
        </table:table-row>
        <table:table-row table:style-name="ro3" table:number-rows-repeated="2">
          <table:table-cell table:style-name="ce162"/>
          <table:table-cell table:number-columns-repeated="7"/>
        </table:table-row>
        <table:table-row table:style-name="ro3" table:number-rows-repeated="9">
          <table:table-cell table:number-columns-repeated="8"/>
        </table:table-row>
        <table:table-row table:style-name="ro3">
          <table:table-cell table:style-name="ce162"/>
          <table:table-cell table:number-columns-repeated="7"/>
        </table:table-row>
        <table:table-row table:style-name="ro3" table:number-rows-repeated="5">
          <table:table-cell table:number-columns-repeated="8"/>
        </table:table-row>
        <table:table-row table:style-name="ro3">
          <table:table-cell table:style-name="ce162"/>
          <table:table-cell table:number-columns-repeated="7"/>
        </table:table-row>
        <table:table-row table:style-name="ro3">
          <table:table-cell table:number-columns-repeated="8"/>
        </table:table-row>
        <table:table-row table:style-name="ro3">
          <table:table-cell table:style-name="ce162"/>
          <table:table-cell table:number-columns-repeated="7"/>
        </table:table-row>
        <table:table-row table:style-name="ro3" table:number-rows-repeated="5">
          <table:table-cell table:number-columns-repeated="8"/>
        </table:table-row>
        <table:table-row table:style-name="ro3">
          <table:table-cell table:style-name="ce162"/>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05">07/05/2007</text:date>, <text:time>22:20: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creator>Charitha Kankanamge</dc:creator>
    <dc:date>2007-07-05T22:20:19</dc:date>
    <dc:language>en-US</dc:language>
    <meta:editing-cycles>828</meta:editing-cycles>
    <meta:editing-duration>P4DT10H3M52S</meta:editing-duration>
    <meta:user-defined meta:name="Info 1"/>
    <meta:user-defined meta:name="Info 2"/>
    <meta:user-defined meta:name="Info 3"/>
    <meta:user-defined meta:name="Info 4"/>
    <meta:document-statistic meta:table-count="3" meta:cell-count="985"/>
  </office:meta>
</office:document-meta>
</file>